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arial" svg:font-family="arial, sans-serif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611b0" officeooo:paragraph-rsid="001611b0"/>
    </style:style>
    <style:style style:name="P2" style:family="paragraph" style:parent-style-name="Text_20_body">
      <style:text-properties officeooo:rsid="001c7fd7" officeooo:paragraph-rsid="001c7fd7"/>
    </style:style>
    <style:style style:name="P3" style:family="paragraph" style:parent-style-name="Text_20_body">
      <style:text-properties officeooo:rsid="0021eb0b" officeooo:paragraph-rsid="0021eb0b"/>
    </style:style>
    <style:style style:name="P4" style:family="paragraph" style:parent-style-name="Text_20_body">
      <style:text-properties officeooo:rsid="002cdc8a" officeooo:paragraph-rsid="002cdc8a"/>
    </style:style>
    <style:style style:name="P5" style:family="paragraph" style:parent-style-name="Text_20_body">
      <style:text-properties fo:font-weight="normal" officeooo:rsid="0062bcd3" officeooo:paragraph-rsid="004d4267" style:font-weight-asian="normal" style:font-weight-complex="normal"/>
    </style:style>
    <style:style style:name="P6" style:family="paragraph" style:parent-style-name="Text_20_body">
      <style:text-properties officeooo:rsid="0070f854" officeooo:paragraph-rsid="004d4267"/>
    </style:style>
    <style:style style:name="P7" style:family="paragraph" style:parent-style-name="Text_20_body">
      <style:text-properties style:font-name="Liberation Serif" fo:font-size="12pt" officeooo:paragraph-rsid="004d4267" style:font-size-asian="12pt" style:font-size-complex="12pt"/>
    </style:style>
    <style:style style:name="P8" style:family="paragraph" style:parent-style-name="Text_20_body">
      <style:text-properties fo:font-weight="bold" officeooo:paragraph-rsid="004d4267" style:font-weight-asian="bold" style:font-weight-complex="bold"/>
    </style:style>
    <style:style style:name="P9" style:family="paragraph" style:parent-style-name="Text_20_body">
      <style:text-properties officeooo:paragraph-rsid="004d4267"/>
    </style:style>
    <style:style style:name="P10" style:family="paragraph" style:parent-style-name="Text_20_body">
      <style:text-properties officeooo:rsid="0016166d" officeooo:paragraph-rsid="005f64ee"/>
    </style:style>
    <style:style style:name="P11" style:family="paragraph" style:parent-style-name="Text_20_body">
      <style:text-properties officeooo:rsid="001635ca" officeooo:paragraph-rsid="005f64ee"/>
    </style:style>
    <style:style style:name="P12" style:family="paragraph" style:parent-style-name="Text_20_body">
      <style:text-properties officeooo:rsid="00177120" officeooo:paragraph-rsid="005f64ee"/>
    </style:style>
    <style:style style:name="P13" style:family="paragraph" style:parent-style-name="Text_20_body">
      <style:text-properties officeooo:rsid="001678d8" officeooo:paragraph-rsid="005f64ee"/>
    </style:style>
    <style:style style:name="P14" style:family="paragraph" style:parent-style-name="Text_20_body">
      <style:text-properties officeooo:rsid="0016849c" officeooo:paragraph-rsid="005f64ee"/>
    </style:style>
    <style:style style:name="P15" style:family="paragraph" style:parent-style-name="Text_20_body">
      <style:text-properties officeooo:rsid="001084d4" officeooo:paragraph-rsid="005f64ee"/>
    </style:style>
    <style:style style:name="P16" style:family="paragraph" style:parent-style-name="Text_20_body">
      <style:text-properties officeooo:rsid="00184a8d" officeooo:paragraph-rsid="005f64ee"/>
    </style:style>
    <style:style style:name="P17" style:family="paragraph" style:parent-style-name="Text_20_body">
      <style:text-properties officeooo:rsid="0021d045" officeooo:paragraph-rsid="005f64ee"/>
    </style:style>
    <style:style style:name="P18" style:family="paragraph" style:parent-style-name="Text_20_body">
      <style:text-properties officeooo:rsid="002b46a6" officeooo:paragraph-rsid="005f64ee"/>
    </style:style>
    <style:style style:name="P19" style:family="paragraph" style:parent-style-name="Text_20_body">
      <style:text-properties officeooo:rsid="002d1aa1" officeooo:paragraph-rsid="005f64ee"/>
    </style:style>
    <style:style style:name="P20" style:family="paragraph" style:parent-style-name="Text_20_body">
      <style:text-properties officeooo:rsid="002ea46b" officeooo:paragraph-rsid="005f64ee"/>
    </style:style>
    <style:style style:name="P21" style:family="paragraph" style:parent-style-name="Text_20_body">
      <style:text-properties officeooo:rsid="0030e4a9" officeooo:paragraph-rsid="005f64ee"/>
    </style:style>
    <style:style style:name="P22" style:family="paragraph" style:parent-style-name="Text_20_body">
      <style:text-properties officeooo:rsid="00323a66" officeooo:paragraph-rsid="005f64ee"/>
    </style:style>
    <style:style style:name="P23" style:family="paragraph" style:parent-style-name="Text_20_body">
      <style:text-properties officeooo:rsid="0033e31f" officeooo:paragraph-rsid="005f64ee"/>
    </style:style>
    <style:style style:name="P24" style:family="paragraph" style:parent-style-name="Text_20_body">
      <style:text-properties officeooo:paragraph-rsid="005f64ee"/>
    </style:style>
    <style:style style:name="P25" style:family="paragraph" style:parent-style-name="Text_20_body">
      <style:text-properties officeooo:rsid="00686b50" officeooo:paragraph-rsid="00686b50"/>
    </style:style>
    <style:style style:name="P26" style:family="paragraph" style:parent-style-name="Text_20_body">
      <style:text-properties officeooo:rsid="006a3520" officeooo:paragraph-rsid="006a3520"/>
    </style:style>
    <style:style style:name="P27" style:family="paragraph" style:parent-style-name="Text_20_body">
      <style:text-properties officeooo:rsid="007430ff" officeooo:paragraph-rsid="007430ff"/>
    </style:style>
    <style:style style:name="P28" style:family="paragraph" style:parent-style-name="Text_20_body">
      <style:text-properties officeooo:rsid="0077c8a1" officeooo:paragraph-rsid="0077c8a1"/>
    </style:style>
    <style:style style:name="P29" style:family="paragraph" style:parent-style-name="Text_20_body">
      <style:text-properties officeooo:rsid="007bb153" officeooo:paragraph-rsid="007bb153"/>
    </style:style>
    <style:style style:name="P30" style:family="paragraph" style:parent-style-name="Text_20_body">
      <style:text-properties officeooo:rsid="007df07d" officeooo:paragraph-rsid="007df07d"/>
    </style:style>
    <style:style style:name="P31" style:family="paragraph" style:parent-style-name="Text_20_body">
      <style:text-properties officeooo:rsid="00851fed" officeooo:paragraph-rsid="00851fed"/>
    </style:style>
    <style:style style:name="P32" style:family="paragraph" style:parent-style-name="Text_20_body">
      <style:text-properties officeooo:rsid="00851fed" officeooo:paragraph-rsid="0093bf1a"/>
    </style:style>
    <style:style style:name="P33" style:family="paragraph" style:parent-style-name="Text_20_body">
      <style:text-properties officeooo:paragraph-rsid="008acf4e"/>
    </style:style>
    <style:style style:name="P34" style:family="paragraph" style:parent-style-name="Text_20_body">
      <style:text-properties officeooo:rsid="008c9805" officeooo:paragraph-rsid="008c9805"/>
    </style:style>
    <style:style style:name="P35" style:family="paragraph" style:parent-style-name="Text_20_body">
      <style:text-properties officeooo:rsid="0091fea1" officeooo:paragraph-rsid="0091fea1"/>
    </style:style>
    <style:style style:name="P36" style:family="paragraph" style:parent-style-name="Text_20_body">
      <style:text-properties officeooo:rsid="0091fea1" officeooo:paragraph-rsid="009b0c1c"/>
    </style:style>
    <style:style style:name="P37" style:family="paragraph" style:parent-style-name="Text_20_body">
      <style:text-properties officeooo:rsid="0095efd9" officeooo:paragraph-rsid="009b0c1c"/>
    </style:style>
    <style:style style:name="P38" style:family="paragraph" style:parent-style-name="Text_20_body">
      <style:text-properties officeooo:rsid="00a255b8" officeooo:paragraph-rsid="00a255b8"/>
    </style:style>
    <style:style style:name="P39" style:family="paragraph" style:parent-style-name="Text_20_body">
      <style:text-properties officeooo:rsid="00a41f15" officeooo:paragraph-rsid="00a41f15"/>
    </style:style>
    <style:style style:name="P40" style:family="paragraph" style:parent-style-name="Text_20_body">
      <style:text-properties officeooo:rsid="00a80199" officeooo:paragraph-rsid="00a80199"/>
    </style:style>
    <style:style style:name="P41" style:family="paragraph" style:parent-style-name="Text_20_body">
      <style:text-properties officeooo:rsid="00ae706c" officeooo:paragraph-rsid="00ae706c"/>
    </style:style>
    <style:style style:name="P42" style:family="paragraph" style:parent-style-name="Text_20_body">
      <style:text-properties officeooo:rsid="00b055db" officeooo:paragraph-rsid="00b055db"/>
    </style:style>
    <style:style style:name="P43" style:family="paragraph" style:parent-style-name="Text_20_body">
      <style:text-properties officeooo:rsid="00b3e540" officeooo:paragraph-rsid="00b3e540"/>
    </style:style>
    <style:style style:name="P44" style:family="paragraph" style:parent-style-name="Text_20_body">
      <style:text-properties officeooo:rsid="00ba99fa" officeooo:paragraph-rsid="00ba99fa"/>
    </style:style>
    <style:style style:name="P45" style:family="paragraph" style:parent-style-name="Text_20_body">
      <style:text-properties officeooo:rsid="00bb8c0a" officeooo:paragraph-rsid="00bb8c0a"/>
    </style:style>
    <style:style style:name="P46" style:family="paragraph" style:parent-style-name="Text_20_body">
      <style:text-properties officeooo:rsid="00b2088a" officeooo:paragraph-rsid="00b2088a"/>
    </style:style>
    <style:style style:name="P47" style:family="paragraph" style:parent-style-name="Text_20_body">
      <style:text-properties officeooo:rsid="00d5584c" officeooo:paragraph-rsid="00d5584c"/>
    </style:style>
    <style:style style:name="P48" style:family="paragraph" style:parent-style-name="Text_20_body">
      <style:text-properties officeooo:rsid="003ab830" officeooo:paragraph-rsid="003ab830"/>
    </style:style>
    <style:style style:name="P49" style:family="paragraph" style:parent-style-name="Text_20_body">
      <style:text-properties officeooo:paragraph-rsid="00dc02f7"/>
    </style:style>
    <style:style style:name="P50" style:family="paragraph" style:parent-style-name="Text_20_body">
      <style:text-properties officeooo:paragraph-rsid="00e3173a"/>
    </style:style>
    <style:style style:name="P51" style:family="paragraph" style:parent-style-name="Title">
      <style:text-properties officeooo:rsid="001611b0" officeooo:paragraph-rsid="001611b0"/>
    </style:style>
    <style:style style:name="P52" style:family="paragraph" style:parent-style-name="Standard">
      <style:text-properties officeooo:rsid="00302f41" officeooo:paragraph-rsid="004d4267"/>
    </style:style>
    <style:style style:name="P53" style:family="paragraph" style:parent-style-name="Standard">
      <style:text-properties officeooo:paragraph-rsid="004d4267"/>
    </style:style>
    <style:style style:name="P54" style:family="paragraph" style:parent-style-name="Standard">
      <style:text-properties officeooo:rsid="00bfe84f" officeooo:paragraph-rsid="00bfe84f"/>
    </style:style>
    <style:style style:name="P55" style:family="paragraph" style:parent-style-name="Standard">
      <style:text-properties officeooo:rsid="00c05a5e" officeooo:paragraph-rsid="00c05a5e"/>
    </style:style>
    <style:style style:name="P56" style:family="paragraph" style:parent-style-name="Standard">
      <style:text-properties officeooo:rsid="00c1bd01" officeooo:paragraph-rsid="00c1bd01"/>
    </style:style>
    <style:style style:name="P57" style:family="paragraph" style:parent-style-name="Standard">
      <style:text-properties officeooo:paragraph-rsid="00c1bd01"/>
    </style:style>
    <style:style style:name="P5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style:font-name="Liberation Serif" fo:font-size="12pt" officeooo:paragraph-rsid="004d4267" style:font-size-asian="12pt" style:font-size-complex="12pt"/>
    </style:style>
    <style:style style:name="P59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60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officeooo:paragraph-rsid="005f64ee"/>
    </style:style>
    <style:style style:name="P6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6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8000" officeooo:rsid="003e3479" officeooo:paragraph-rsid="005f64ee"/>
    </style:style>
    <style:style style:name="P6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8000" officeooo:paragraph-rsid="005f64ee"/>
    </style:style>
    <style:style style:name="P6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c0c0c0" officeooo:paragraph-rsid="005f64ee"/>
    </style:style>
    <style:style style:name="P6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5f64ee"/>
    </style:style>
    <style:style style:name="P6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995db9"/>
    </style:style>
    <style:style style:name="P6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c3644b"/>
    </style:style>
    <style:style style:name="P68" style:family="paragraph" style:parent-style-name="Bibliography_20_1">
      <style:paragraph-properties>
        <style:tab-stops/>
      </style:paragraph-properties>
    </style:style>
    <style:style style:name="P69" style:family="paragraph" style:parent-style-name="Preformatted_20_Text">
      <style:text-properties officeooo:paragraph-rsid="004d4267"/>
    </style:style>
    <style:style style:name="P70" style:family="paragraph" style:parent-style-name="Preformatted_20_Text">
      <style:text-properties officeooo:rsid="0016166d" officeooo:paragraph-rsid="005f64ee"/>
    </style:style>
    <style:style style:name="P71" style:family="paragraph" style:parent-style-name="Preformatted_20_Text">
      <style:text-properties officeooo:paragraph-rsid="005f64ee"/>
    </style:style>
    <style:style style:name="P72" style:family="paragraph" style:parent-style-name="Preformatted_20_Text">
      <style:text-properties officeooo:rsid="0091fea1" officeooo:paragraph-rsid="0091fea1"/>
    </style:style>
    <style:style style:name="P73" style:family="paragraph" style:parent-style-name="Preformatted_20_Text">
      <style:text-properties officeooo:rsid="00c1bd01" officeooo:paragraph-rsid="00c3644b"/>
    </style:style>
    <style:style style:name="P74" style:family="paragraph" style:parent-style-name="Preformatted_20_Text">
      <style:text-properties officeooo:paragraph-rsid="00dc02f7"/>
    </style:style>
    <style:style style:name="P75" style:family="paragraph" style:parent-style-name="Preformatted_20_Text">
      <style:paragraph-properties fo:margin-top="0in" fo:margin-bottom="0in" loext:contextual-spacing="false" fo:orphans="2" fo:widows="2"/>
      <style:text-properties officeooo:paragraph-rsid="004d4267"/>
    </style:style>
    <style:style style:name="P76" style:family="paragraph" style:parent-style-name="Preformatted_20_Text">
      <style:paragraph-properties fo:margin-top="0in" fo:margin-bottom="0in" loext:contextual-spacing="false" fo:orphans="2" fo:widows="2"/>
      <style:text-properties officeooo:rsid="0053e2cc" officeooo:paragraph-rsid="0053e2cc"/>
    </style:style>
    <style:style style:name="P77" style:family="paragraph" style:parent-style-name="Preformatted_20_Text">
      <loext:graphic-properties draw:fill="solid" draw:fill-color="#eeeeee" draw:opacity="100%"/>
      <style:paragraph-properties fo:margin-top="0.1563in" fo:margin-bottom="0.1043in" loext:contextual-spacing="false" style:line-height-at-least="0.1665in" fo:orphans="2" fo:widows="2" fo:background-color="#eeeeee" fo:padding="0.052in" fo:border="0.06pt solid #d6d6d6"/>
      <style:text-properties fo:font-variant="normal" fo:text-transform="none" fo:color="#313131" style:font-name="Menlo" fo:font-size="9.75pt" fo:letter-spacing="normal" fo:font-style="normal" fo:font-weight="normal"/>
    </style:style>
    <style:style style:name="P78" style:family="paragraph" style:parent-style-name="Preformatted_20_Text">
      <loext:graphic-properties draw:fill="solid" draw:fill-color="#eeeeee" draw:opacity="100%"/>
      <style:paragraph-properties fo:margin-top="0.1563in" fo:margin-bottom="0.1043in" loext:contextual-spacing="false" style:line-height-at-least="0.1665in" fo:orphans="2" fo:widows="2" fo:background-color="#eeeeee" fo:padding="0.052in" fo:border="0.06pt solid #d6d6d6"/>
      <style:text-properties fo:font-variant="normal" fo:text-transform="none" fo:color="#313131" fo:letter-spacing="normal"/>
    </style:style>
    <style:style style:name="P79" style:family="paragraph" style:parent-style-name="Preformatted_20_Text">
      <loext:graphic-properties draw:fill="solid" draw:fill-color="#eeeeee" draw:opacity="100%"/>
      <style:paragraph-properties fo:margin-top="0.1563in" fo:margin-bottom="0.1043in" loext:contextual-spacing="false" style:line-height-at-least="0.1665in" fo:orphans="2" fo:widows="2" fo:background-color="#eeeeee" fo:padding="0.052in" fo:border="0.06pt solid #d6d6d6"/>
      <style:text-properties fo:font-variant="normal" fo:text-transform="none" fo:color="#666600" style:font-name="Menlo" fo:font-size="9.75pt" fo:letter-spacing="normal" fo:font-style="normal" fo:font-weight="normal"/>
    </style:style>
    <style:style style:name="P80" style:family="paragraph" style:parent-style-name="Text_20_body">
      <style:text-properties officeooo:paragraph-rsid="004d4267"/>
    </style:style>
    <style:style style:name="P81" style:family="paragraph" style:parent-style-name="Text_20_body">
      <style:text-properties officeooo:rsid="00d209a8" officeooo:paragraph-rsid="00d209a8"/>
    </style:style>
    <style:style style:name="P82" style:family="paragraph" style:parent-style-name="Heading_20_2">
      <style:text-properties officeooo:rsid="00e96ed5" officeooo:paragraph-rsid="00e96ed5"/>
    </style:style>
    <style:style style:name="P83" style:family="paragraph" style:parent-style-name="Heading_20_1">
      <style:text-properties officeooo:rsid="0049015e" officeooo:paragraph-rsid="0049015e"/>
    </style:style>
    <style:style style:name="P84" style:family="paragraph" style:parent-style-name="Heading_20_1">
      <style:text-properties officeooo:rsid="005d7386" officeooo:paragraph-rsid="005d7386"/>
    </style:style>
    <style:style style:name="P85" style:family="paragraph" style:parent-style-name="Heading_20_3">
      <style:text-properties officeooo:rsid="00dc02f7" officeooo:paragraph-rsid="00dc02f7"/>
    </style:style>
    <style:style style:name="P86" style:family="paragraph" style:parent-style-name="Heading_20_3">
      <style:text-properties officeooo:rsid="00e3173a" officeooo:paragraph-rsid="00e3173a"/>
    </style:style>
    <style:style style:name="P87" style:family="paragraph" style:parent-style-name="Heading_20_3">
      <style:text-properties officeooo:rsid="00714c08" officeooo:paragraph-rsid="00714c08"/>
    </style:style>
    <style:style style:name="P88" style:family="paragraph" style:parent-style-name="Heading_20_3">
      <style:text-properties officeooo:rsid="0082173b" officeooo:paragraph-rsid="0082173b"/>
    </style:style>
    <style:style style:name="P89" style:family="paragraph" style:parent-style-name="Heading_20_3">
      <style:text-properties officeooo:rsid="009fc87e" officeooo:paragraph-rsid="009fc87e"/>
    </style:style>
    <style:style style:name="P90" style:family="paragraph" style:parent-style-name="Heading_20_3">
      <style:text-properties officeooo:rsid="00a5d16b" officeooo:paragraph-rsid="00a5d16b"/>
    </style:style>
    <style:style style:name="P91" style:family="paragraph" style:parent-style-name="Heading_20_3">
      <style:text-properties officeooo:rsid="00aba534" officeooo:paragraph-rsid="00aba534"/>
    </style:style>
    <style:style style:name="P9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95" style:family="paragraph" style:parent-style-name="Heading_20_4">
      <style:text-properties officeooo:paragraph-rsid="007306d8"/>
    </style:style>
    <style:style style:name="P96" style:family="paragraph" style:parent-style-name="Heading_20_4">
      <style:text-properties officeooo:rsid="0073a7e3" officeooo:paragraph-rsid="0073a7e3"/>
    </style:style>
    <style:style style:name="P97" style:family="paragraph" style:parent-style-name="Heading_20_4">
      <style:text-properties officeooo:paragraph-rsid="00841597"/>
    </style:style>
    <style:style style:name="P98" style:family="paragraph" style:parent-style-name="Heading_20_4">
      <style:text-properties officeooo:rsid="00851fed" officeooo:paragraph-rsid="00851fed"/>
    </style:style>
    <style:style style:name="P99" style:family="paragraph" style:parent-style-name="Heading_20_4">
      <style:text-properties officeooo:rsid="00a0324c" officeooo:paragraph-rsid="00a0324c"/>
    </style:style>
    <style:style style:name="P100" style:family="paragraph" style:parent-style-name="Heading_20_4">
      <style:text-properties officeooo:rsid="00a0324c" officeooo:paragraph-rsid="00a6fa4b"/>
    </style:style>
    <style:style style:name="P101" style:family="paragraph" style:parent-style-name="Heading_20_4">
      <style:text-properties officeooo:rsid="00a0324c" officeooo:paragraph-rsid="00aba534"/>
    </style:style>
    <style:style style:name="P102" style:family="paragraph" style:parent-style-name="Heading_20_4">
      <style:text-properties officeooo:rsid="00a21cd5" officeooo:paragraph-rsid="00a21cd5"/>
    </style:style>
    <style:style style:name="P103" style:family="paragraph" style:parent-style-name="Heading_20_4">
      <style:text-properties officeooo:rsid="00a21cd5" officeooo:paragraph-rsid="00a6fa4b"/>
    </style:style>
    <style:style style:name="P104" style:family="paragraph" style:parent-style-name="Heading_20_4">
      <style:text-properties officeooo:rsid="00a21cd5" officeooo:paragraph-rsid="00aba534"/>
    </style:style>
    <style:style style:name="P105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T1" style:family="text">
      <style:text-properties officeooo:rsid="001e3489"/>
    </style:style>
    <style:style style:name="T2" style:family="text">
      <style:text-properties officeooo:rsid="00201e67"/>
    </style:style>
    <style:style style:name="T3" style:family="text">
      <style:text-properties officeooo:rsid="00202707"/>
    </style:style>
    <style:style style:name="T4" style:family="text">
      <style:text-properties officeooo:rsid="002b4df3"/>
    </style:style>
    <style:style style:name="T5" style:family="text">
      <style:text-properties officeooo:rsid="00329d5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 officeooo:rsid="0085042b"/>
    </style:style>
    <style:style style:name="T9" style:family="text">
      <style:text-properties fo:font-variant="normal" fo:text-transform="none" fo:color="#000000" fo:letter-spacing="normal" fo:font-style="normal" fo:font-weight="normal" officeooo:rsid="0085ad1b"/>
    </style:style>
    <style:style style:name="T10" style:family="text">
      <style:text-properties fo:font-variant="normal" fo:text-transform="none" fo:color="#000000" fo:letter-spacing="normal" fo:font-style="normal" fo:font-weight="bold"/>
    </style:style>
    <style:style style:name="T11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000000" fo:letter-spacing="normal" fo:font-style="normal" fo:font-weight="bold" officeooo:rsid="0085ad1b" style:font-weight-asian="bold" style:font-weight-complex="bold"/>
    </style:style>
    <style:style style:name="T13" style:family="text">
      <style:text-properties fo:font-variant="normal" fo:text-transform="none" fo:color="#000000" fo:font-size="9pt" fo:letter-spacing="normal" fo:font-style="normal" fo:font-weight="normal"/>
    </style:style>
    <style:style style:name="T14" style:family="text">
      <style:text-properties fo:font-variant="normal" fo:text-transform="none" fo:color="#007000" fo:font-size="9pt" fo:letter-spacing="normal" fo:font-style="normal" fo:font-weight="normal"/>
    </style:style>
    <style:style style:name="T15" style:family="text">
      <style:text-properties fo:font-variant="normal" fo:text-transform="none" fo:color="#500070" fo:font-size="9pt" fo:letter-spacing="normal" fo:font-style="normal" fo:font-weight="normal"/>
    </style:style>
    <style:style style:name="T16" style:family="text">
      <style:text-properties fo:font-variant="normal" fo:text-transform="none" fo:color="#0000b0" fo:font-size="9pt" fo:letter-spacing="normal" fo:font-style="normal" fo:font-weight="normal"/>
    </style:style>
    <style:style style:name="T17" style:family="text">
      <style:text-properties fo:font-variant="normal" fo:text-transform="none" fo:color="#313131" style:font-name="Menlo" fo:font-size="9.75pt" fo:letter-spacing="normal" fo:font-style="normal" fo:font-weight="normal"/>
    </style:style>
    <style:style style:name="T18" style:family="text">
      <style:text-properties fo:font-variant="normal" fo:text-transform="none" fo:color="#880000" style:font-name="Menlo" fo:font-size="9.75pt" fo:letter-spacing="normal" fo:font-style="normal" fo:font-weight="normal"/>
    </style:style>
    <style:style style:name="T19" style:family="text">
      <style:text-properties fo:font-variant="normal" fo:text-transform="none" fo:color="#008800" style:font-name="Menlo" fo:font-size="9.75pt" fo:letter-spacing="normal" fo:font-style="normal" fo:font-weight="normal"/>
    </style:style>
    <style:style style:name="T20" style:family="text">
      <style:text-properties officeooo:rsid="0035324a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710755"/>
    </style:style>
    <style:style style:name="T23" style:family="text">
      <style:text-properties officeooo:rsid="008068b1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4f3d7f"/>
    </style:style>
    <style:style style:name="T26" style:family="text">
      <style:text-properties officeooo:rsid="003bbd60"/>
    </style:style>
    <style:style style:name="T27" style:family="text">
      <style:text-properties fo:color="#800080"/>
    </style:style>
    <style:style style:name="T28" style:family="text">
      <style:text-properties fo:color="#800080" fo:font-weight="bold"/>
    </style:style>
    <style:style style:name="T29" style:family="text">
      <style:text-properties fo:color="#800080" fo:font-weight="bold" officeooo:rsid="00c05a5e"/>
    </style:style>
    <style:style style:name="T30" style:family="text">
      <style:text-properties fo:color="#800080" officeooo:rsid="00995db9"/>
    </style:style>
    <style:style style:name="T31" style:family="text">
      <style:text-properties fo:color="#800080" officeooo:rsid="00c05a5e"/>
    </style:style>
    <style:style style:name="T32" style:family="text">
      <style:text-properties fo:color="#c0c0c0"/>
    </style:style>
    <style:style style:name="T33" style:family="text">
      <style:text-properties fo:color="#c0c0c0" officeooo:rsid="003e3479"/>
    </style:style>
    <style:style style:name="T34" style:family="text">
      <style:text-properties fo:color="#c0c0c0" style:text-underline-style="solid" style:text-underline-width="auto" style:text-underline-color="font-color" fo:font-weight="bold" officeooo:rsid="003e3479" style:font-weight-asian="bold" style:font-weight-complex="bold"/>
    </style:style>
    <style:style style:name="T35" style:family="text">
      <style:text-properties fo:color="#092e64"/>
    </style:style>
    <style:style style:name="T36" style:family="text">
      <style:text-properties fo:color="#092e64" fo:font-style="italic"/>
    </style:style>
    <style:style style:name="T37" style:family="text">
      <style:text-properties fo:color="#092e64" officeooo:rsid="00995db9"/>
    </style:style>
    <style:style style:name="T38" style:family="text">
      <style:text-properties fo:color="#000080"/>
    </style:style>
    <style:style style:name="T39" style:family="text">
      <style:text-properties fo:color="#008000"/>
    </style:style>
    <style:style style:name="T40" style:family="text">
      <style:text-properties fo:color="#008000" officeooo:rsid="0016849c"/>
    </style:style>
    <style:style style:name="T41" style:family="text">
      <style:text-properties fo:color="#008000" officeooo:rsid="003e3479"/>
    </style:style>
    <style:style style:name="T42" style:family="text">
      <style:text-properties fo:color="#008000" style:text-underline-style="solid" style:text-underline-width="auto" style:text-underline-color="font-color" fo:font-weight="bold" officeooo:rsid="003e3479" style:font-weight-asian="bold" style:font-weight-complex="bold"/>
    </style:style>
    <style:style style:name="T43" style:family="text">
      <style:text-properties fo:color="#2b511a"/>
    </style:style>
    <style:style style:name="T44" style:family="text">
      <style:text-properties fo:color="#2b511a" officeooo:rsid="0016bd8d"/>
    </style:style>
    <style:style style:name="T45" style:family="text">
      <style:text-properties fo:color="#2b511a" officeooo:rsid="001b753f"/>
    </style:style>
    <style:style style:name="T46" style:family="text">
      <style:text-properties fo:color="#808000"/>
    </style:style>
    <style:style style:name="T47" style:family="text">
      <style:text-properties fo:color="#00677c"/>
    </style:style>
    <style:style style:name="T48" style:family="text">
      <style:text-properties fo:color="#00677c" fo:font-weight="bold"/>
    </style:style>
    <style:style style:name="T49" style:family="text">
      <style:text-properties fo:color="#00677c" fo:font-weight="bold" officeooo:rsid="00c3644b"/>
    </style:style>
    <style:style style:name="T50" style:family="text">
      <style:text-properties fo:color="#00677c" fo:font-weight="bold" officeooo:rsid="00c1bd01"/>
    </style:style>
    <style:style style:name="T51" style:family="text">
      <style:text-properties fo:color="#00677c" fo:font-style="italic"/>
    </style:style>
    <style:style style:name="T52" style:family="text">
      <style:text-properties fo:color="#00677c" fo:font-style="italic" fo:font-weight="bold"/>
    </style:style>
    <style:style style:name="T53" style:family="text">
      <style:text-properties fo:color="#800000"/>
    </style:style>
    <style:style style:name="T54" style:family="text">
      <style:text-properties officeooo:rsid="0016849c"/>
    </style:style>
    <style:style style:name="T55" style:family="text">
      <style:text-properties officeooo:rsid="001d070d"/>
    </style:style>
    <style:style style:name="T56" style:family="text">
      <style:text-properties officeooo:rsid="002a702d"/>
    </style:style>
    <style:style style:name="T57" style:family="text">
      <style:text-properties officeooo:rsid="00348b48"/>
    </style:style>
    <style:style style:name="T58" style:family="text">
      <style:text-properties officeooo:rsid="002032ec"/>
    </style:style>
    <style:style style:name="T59" style:family="text">
      <style:text-properties officeooo:rsid="002d2957"/>
    </style:style>
    <style:style style:name="T60" style:family="text">
      <style:text-properties officeooo:rsid="002ea46b"/>
    </style:style>
    <style:style style:name="T61" style:family="text">
      <style:text-properties officeooo:rsid="00305f06"/>
    </style:style>
    <style:style style:name="T62" style:family="text">
      <style:text-properties officeooo:rsid="003258a0"/>
    </style:style>
    <style:style style:name="T63" style:family="text">
      <style:text-properties officeooo:rsid="0060287f"/>
    </style:style>
    <style:style style:name="T64" style:family="text">
      <style:text-properties fo:color="#000000"/>
    </style:style>
    <style:style style:name="T65" style:family="text">
      <style:text-properties fo:color="#000000" officeooo:rsid="00668c3b"/>
    </style:style>
    <style:style style:name="T66" style:family="text">
      <style:text-properties officeooo:rsid="007478d2"/>
    </style:style>
    <style:style style:name="T67" style:family="text">
      <style:text-properties officeooo:rsid="0075746b"/>
    </style:style>
    <style:style style:name="T68" style:family="text">
      <style:text-properties officeooo:rsid="007e9c6f"/>
    </style:style>
    <style:style style:name="T69" style:family="text">
      <style:text-properties officeooo:rsid="00871132"/>
    </style:style>
    <style:style style:name="T70" style:family="text">
      <style:text-properties officeooo:rsid="008777b8"/>
    </style:style>
    <style:style style:name="T71" style:family="text">
      <style:text-properties officeooo:rsid="008acf4e"/>
    </style:style>
    <style:style style:name="T72" style:family="text">
      <style:text-properties officeooo:rsid="008e867a"/>
    </style:style>
    <style:style style:name="T73" style:family="text">
      <style:text-properties officeooo:rsid="0093bf1a"/>
    </style:style>
    <style:style style:name="T74" style:family="text">
      <style:text-properties officeooo:rsid="0095efd9"/>
    </style:style>
    <style:style style:name="T75" style:family="text">
      <style:text-properties officeooo:rsid="009c5ddb"/>
    </style:style>
    <style:style style:name="T76" style:family="text">
      <style:text-properties officeooo:rsid="00a3fc0e"/>
    </style:style>
    <style:style style:name="T77" style:family="text">
      <style:text-properties officeooo:rsid="00a49933"/>
    </style:style>
    <style:style style:name="T78" style:family="text">
      <style:text-properties officeooo:rsid="00ad6562"/>
    </style:style>
    <style:style style:name="T79" style:family="text">
      <style:text-properties officeooo:rsid="00b055db"/>
    </style:style>
    <style:style style:name="T80" style:family="text">
      <style:text-properties officeooo:rsid="00b1d6ff"/>
    </style:style>
    <style:style style:name="T81" style:family="text">
      <style:text-properties officeooo:rsid="00b4744e"/>
    </style:style>
    <style:style style:name="T82" style:family="text">
      <style:text-properties officeooo:rsid="00b615db"/>
    </style:style>
    <style:style style:name="T83" style:family="text">
      <style:text-properties officeooo:rsid="00b75951"/>
    </style:style>
    <style:style style:name="T84" style:family="text">
      <style:text-properties officeooo:rsid="00bbd794"/>
    </style:style>
    <style:style style:name="T85" style:family="text">
      <style:text-properties officeooo:rsid="00bbebe3"/>
    </style:style>
    <style:style style:name="T86" style:family="text">
      <style:text-properties officeooo:rsid="00bc7220"/>
    </style:style>
    <style:style style:name="T87" style:family="text">
      <style:text-properties officeooo:rsid="00bce006"/>
    </style:style>
    <style:style style:name="T88" style:family="text">
      <style:text-properties officeooo:rsid="00bf13ee"/>
    </style:style>
    <style:style style:name="T89" style:family="text">
      <style:text-properties officeooo:rsid="00c1bd01"/>
    </style:style>
    <style:style style:name="T90" style:family="text">
      <style:text-properties officeooo:rsid="00c563f0"/>
    </style:style>
    <style:style style:name="T91" style:family="text">
      <style:text-properties officeooo:rsid="00d9b922"/>
    </style:style>
    <style:style style:name="T92" style:family="text">
      <style:text-properties fo:color="#008800" style:font-name="Menlo" fo:font-size="9.75pt" fo:font-style="normal" fo:font-weight="normal"/>
    </style:style>
    <style:style style:name="T93" style:family="text">
      <style:text-properties fo:color="#000088"/>
    </style:style>
    <style:style style:name="T94" style:family="text">
      <style:text-properties fo:color="#000088" style:font-name="Menlo" fo:font-size="9.75pt" fo:font-style="normal" fo:font-weight="normal"/>
    </style:style>
    <style:style style:name="T95" style:family="text">
      <style:text-properties fo:color="#666600"/>
    </style:style>
    <style:style style:name="T96" style:family="text">
      <style:text-properties fo:color="#666600" style:font-name="Menlo" fo:font-size="9.75pt" fo:font-style="normal" fo:font-weight="normal"/>
    </style:style>
    <style:style style:name="T97" style:family="text">
      <style:text-properties style:font-name="Menlo" fo:font-size="9.75pt" fo:font-style="normal" fo:font-weight="normal"/>
    </style:style>
    <style:style style:name="T98" style:family="text">
      <style:text-properties fo:color="#006666" style:font-name="Menlo" fo:font-size="9.75pt" fo:font-style="normal" fo:font-weight="normal"/>
    </style:style>
    <style:style style:name="T99" style:family="text">
      <style:text-properties officeooo:rsid="00e1f02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C++ Note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2"><text:a xlink:type="simple" xlink:href="#__RefHeading___Toc1224_3761534651" text:style-name="Index_20_Link" text:visited-style-name="Index_20_Link">Basics<text:tab/>2</text:a></text:p>
          <text:p text:style-name="P93"><text:a xlink:type="simple" xlink:href="#__RefHeading___Toc106_1207817120" text:style-name="Index_20_Link" text:visited-style-name="Index_20_Link">Operators<text:tab/>2</text:a></text:p>
          <text:p text:style-name="P94"><text:a xlink:type="simple" xlink:href="#__RefHeading___Toc108_1207817120" text:style-name="Index_20_Link" text:visited-style-name="Index_20_Link">Dot (.)<text:tab/>2</text:a></text:p>
          <text:p text:style-name="P105"><text:a xlink:type="simple" xlink:href="#__RefHeading___Toc110_1207817120" text:style-name="Index_20_Link" text:visited-style-name="Index_20_Link">1. Access a member of a class.<text:tab/>2</text:a></text:p>
          <text:p text:style-name="P94"><text:a xlink:type="simple" xlink:href="#__RefHeading___Toc112_1207817120" text:style-name="Index_20_Link" text:visited-style-name="Index_20_Link">Scope resolution operator (::)<text:tab/>2</text:a></text:p>
          <text:p text:style-name="P105"><text:a xlink:type="simple" xlink:href="#__RefHeading___Toc114_1207817120" text:style-name="Index_20_Link" text:visited-style-name="Index_20_Link">1. Access a member of a namespace.<text:tab/>2</text:a></text:p>
          <text:p text:style-name="P105"><text:a xlink:type="simple" xlink:href="#__RefHeading___Toc116_1207817120" text:style-name="Index_20_Link" text:visited-style-name="Index_20_Link">2. Define a function outside a class.<text:tab/>3</text:a></text:p>
          <text:p text:style-name="P94"><text:a xlink:type="simple" xlink:href="#__RefHeading___Toc3067_1008030447" text:style-name="Index_20_Link" text:visited-style-name="Index_20_Link">ampersand (&amp;)<text:tab/>3</text:a></text:p>
          <text:p text:style-name="P94"><text:a xlink:type="simple" xlink:href="#__RefHeading___Toc2419_2808565436" text:style-name="Index_20_Link" text:visited-style-name="Index_20_Link">Dereference operator (*)<text:tab/>3</text:a></text:p>
          <text:p text:style-name="P93"><text:a xlink:type="simple" xlink:href="#__RefHeading___Toc282_2833804269" text:style-name="Index_20_Link" text:visited-style-name="Index_20_Link">pointer<text:tab/>3</text:a></text:p>
          <text:p text:style-name="P94"><text:a xlink:type="simple" xlink:href="#__RefHeading___Toc3069_1008030447" text:style-name="Index_20_Link" text:visited-style-name="Index_20_Link">Null pointers<text:tab/>4</text:a></text:p>
          <text:p text:style-name="P94"><text:a xlink:type="simple" xlink:href="#__RefHeading___Toc2075_2808565436" text:style-name="Index_20_Link" text:visited-style-name="Index_20_Link">Pointer to pointer<text:tab/>4</text:a></text:p>
          <text:p text:style-name="P92"><text:a xlink:type="simple" xlink:href="#__RefHeading___Toc1336_3761534651" text:style-name="Index_20_Link" text:visited-style-name="Index_20_Link">Object-oriented programming in C++<text:tab/>5</text:a></text:p>
          <text:p text:style-name="P93"><text:a xlink:type="simple" xlink:href="#__RefHeading___Toc1338_3761534651" text:style-name="Index_20_Link" text:visited-style-name="Index_20_Link">class<text:tab/>5</text:a></text:p>
          <text:p text:style-name="P94"><text:a xlink:type="simple" xlink:href="#__RefHeading___Toc258_2244323000" text:style-name="Index_20_Link" text:visited-style-name="Index_20_Link">Definition<text:tab/>5</text:a></text:p>
          <text:p text:style-name="P94"><text:a xlink:type="simple" xlink:href="#__RefHeading___Toc260_2244323000" text:style-name="Index_20_Link" text:visited-style-name="Index_20_Link">Access attributes of the members<text:tab/>5</text:a></text:p>
          <text:p text:style-name="P105"><text:a xlink:type="simple" xlink:href="#__RefHeading___Toc262_2244323000" text:style-name="Index_20_Link" text:visited-style-name="Index_20_Link">public<text:tab/>5</text:a></text:p>
          <text:p text:style-name="P105"><text:a xlink:type="simple" xlink:href="#__RefHeading___Toc312_2244323000" text:style-name="Index_20_Link" text:visited-style-name="Index_20_Link">private<text:tab/>5</text:a></text:p>
          <text:p text:style-name="P105"><text:a xlink:type="simple" xlink:href="#__RefHeading___Toc314_2244323000" text:style-name="Index_20_Link" text:visited-style-name="Index_20_Link">protected<text:tab/>6</text:a></text:p>
          <text:p text:style-name="P94"><text:a xlink:type="simple" xlink:href="#__RefHeading___Toc633_2244323000" text:style-name="Index_20_Link" text:visited-style-name="Index_20_Link">Objects<text:tab/>6</text:a></text:p>
          <text:p text:style-name="P94"><text:a xlink:type="simple" xlink:href="#__RefHeading___Toc635_2244323000" text:style-name="Index_20_Link" text:visited-style-name="Index_20_Link">Accessing the Data Members<text:tab/>6</text:a></text:p>
          <text:p text:style-name="P94"><text:a xlink:type="simple" xlink:href="#__RefHeading___Toc637_2244323000" text:style-name="Index_20_Link" text:visited-style-name="Index_20_Link">Class Member Functions<text:tab/>6</text:a></text:p>
          <text:p text:style-name="P93"><text:a xlink:type="simple" xlink:href="#__RefHeading___Toc1340_3761534651" text:style-name="Index_20_Link" text:visited-style-name="Index_20_Link">Namespace<text:tab/>6</text:a></text:p>
          <text:p text:style-name="P94"><text:a xlink:type="simple" xlink:href="#__RefHeading___Toc1342_3761534651" text:style-name="Index_20_Link" text:visited-style-name="Index_20_Link">Defining a Namespace<text:tab/>6</text:a></text:p>
          <text:p text:style-name="P93"><text:a xlink:type="simple" xlink:href="#__RefHeading___Toc1344_3761534651" text:style-name="Index_20_Link" text:visited-style-name="Index_20_Link">Headers<text:tab/>7</text:a></text:p>
          <text:p text:style-name="P94"><text:a xlink:type="simple" xlink:href="#__RefHeading___Toc1346_3761534651" text:style-name="Index_20_Link" text:visited-style-name="Index_20_Link">Why we need header files.<text:tab/>7</text:a></text:p>
          <text:p text:style-name="P94"><text:a xlink:type="simple" xlink:href="#__RefHeading___Toc1348_3761534651" text:style-name="Index_20_Link" text:visited-style-name="Index_20_Link">#include<text:tab/>7</text:a></text:p>
          <text:p text:style-name="P94"><text:a xlink:type="simple" xlink:href="#__RefHeading___Toc1350_3761534651" text:style-name="Index_20_Link" text:visited-style-name="Index_20_Link">Difference between using #include&lt;filename&gt; and #include&lt;filename.h&gt; in C++<text:tab/>7</text:a></text:p>
          <text:p text:style-name="P94"><text:a xlink:type="simple" xlink:href="#__RefHeading___Toc1352_3761534651" text:style-name="Index_20_Link" text:visited-style-name="Index_20_Link">What is the difference between .h/.cpp/.hpp/.cc/etc **<text:tab/>7</text:a></text:p>
          <text:p text:style-name="P94"><text:a xlink:type="simple" xlink:href="#__RefHeading___Toc1354_3761534651" text:style-name="Index_20_Link" text:visited-style-name="Index_20_Link">Include guards<text:tab/>8</text:a></text:p>
          <text:p text:style-name="P93"><text:a xlink:type="simple" xlink:href="#__RefHeading___Toc2077_2808565436" text:style-name="Index_20_Link" text:visited-style-name="Index_20_Link">C++ libraries<text:tab/>8</text:a></text:p>
          <text:p text:style-name="P94"><text:a xlink:type="simple" xlink:href="#__RefHeading___Toc2079_2808565436" text:style-name="Index_20_Link" text:visited-style-name="Index_20_Link">&lt;iterator&gt;<text:tab/>8</text:a></text:p>
          <text:p text:style-name="P92"><text:a xlink:type="simple" xlink:href="#__RefHeading___Toc3175_3761534651" text:style-name="Index_20_Link" text:visited-style-name="Index_20_Link">Qt<text:tab/>8</text:a></text:p>
          <text:p text:style-name="P93"><text:a xlink:type="simple" xlink:href="#__RefHeading___Toc3177_3761534651" text:style-name="Index_20_Link" text:visited-style-name="Index_20_Link">Files<text:tab/>8</text:a></text:p>
          <text:p text:style-name="P94"><text:a xlink:type="simple" xlink:href="#__RefHeading___Toc784_2568011031" text:style-name="Index_20_Link" text:visited-style-name="Index_20_Link">Mainwindow.h<text:tab/>8</text:a></text:p>
          <text:p text:style-name="P94"><text:a xlink:type="simple" xlink:href="#__RefHeading___Toc3179_3761534651" text:style-name="Index_20_Link" text:visited-style-name="Index_20_Link">Main.cpp<text:tab/>9</text:a></text:p>
          <text:p text:style-name="P93"><text:a xlink:type="simple" xlink:href="#__RefHeading___Toc786_2568011031" text:style-name="Index_20_Link" text:visited-style-name="Index_20_Link">Learning steps<text:tab/>10</text:a></text:p>
          <text:p text:style-name="P94"><text:a xlink:type="simple" xlink:href="#__RefHeading___Toc788_2568011031" text:style-name="Index_20_Link" text:visited-style-name="Index_20_Link">1. Hello world<text:tab/>10</text:a></text:p>
          <text:p text:style-name="P105"><text:a xlink:type="simple" xlink:href="#__RefHeading___Toc790_2568011031" text:style-name="Index_20_Link" text:visited-style-name="Index_20_Link">Template: Qt console application<text:tab/>10</text:a></text:p>
          <text:p text:style-name="P105"><text:a xlink:type="simple" xlink:href="#__RefHeading___Toc792_2568011031" text:style-name="Index_20_Link" text:visited-style-name="Index_20_Link">Points: a instance, &lt;Qdebug&gt;, .pro &amp; core parts (Qstring, ...)<text:tab/>10</text:a></text:p>
          <text:p text:style-name="P94"><text:a xlink:type="simple" xlink:href="#__RefHeading___Toc3181_3761534651" text:style-name="Index_20_Link" text:visited-style-name="Index_20_Link">2. GUI<text:tab/>10</text:a></text:p>
          <text:p text:style-name="P105"><text:a xlink:type="simple" xlink:href="#__RefHeading___Toc1553_203289397" text:style-name="Index_20_Link" text:visited-style-name="Index_20_Link">Template: Qt widget application<text:tab/>10</text:a></text:p>
          <text:p text:style-name="P105"><text:soft-page-break/><text:a xlink:type="simple" xlink:href="#__RefHeading___Toc1555_203289397" text:style-name="Index_20_Link" text:visited-style-name="Index_20_Link">Points: MainWindow w (Form), Q_OBJECT Macro, No code! &amp; signal and slots.<text:tab/>10</text:a></text:p>
          <text:p text:style-name="P94"><text:a xlink:type="simple" xlink:href="#__RefHeading___Toc2747_203289397" text:style-name="Index_20_Link" text:visited-style-name="Index_20_Link">3. progress<text:tab/>11</text:a></text:p>
          <text:p text:style-name="P105"><text:a xlink:type="simple" xlink:href="#__RefHeading___Toc2749_203289397" text:style-name="Index_20_Link" text:visited-style-name="Index_20_Link">Template: Qt widget application<text:tab/>11</text:a></text:p>
          <text:p text:style-name="P105"><text:a xlink:type="simple" xlink:href="#__RefHeading___Toc2751_203289397" text:style-name="Index_20_Link" text:visited-style-name="Index_20_Link">Points: remove (toolbar, ...), progressBar, layout, connect &amp; disconnect (macros)<text:tab/>11</text:a></text:p>
          <text:p text:style-name="P94"><text:a xlink:type="simple" xlink:href="#__RefHeading___Toc3900_203289397" text:style-name="Index_20_Link" text:visited-style-name="Index_20_Link">4. Display windows<text:tab/>11</text:a></text:p>
          <text:p text:style-name="P105"><text:a xlink:type="simple" xlink:href="#__RefHeading___Toc3902_203289397" text:style-name="Index_20_Link" text:visited-style-name="Index_20_Link">Template: Qt widget application<text:tab/>11</text:a></text:p>
          <text:p text:style-name="P105"><text:a xlink:type="simple" xlink:href="#__RefHeading___Toc3904_203289397" text:style-name="Index_20_Link" text:visited-style-name="Index_20_Link">Points: setCentralWidget(), menu button, new window, trigger<text:tab/>11</text:a></text:p>
          <text:p text:style-name="P94"><text:a xlink:type="simple" xlink:href="#__RefHeading___Toc2072_2715384916" text:style-name="Index_20_Link" text:visited-style-name="Index_20_Link">28. QThread Part 1<text:tab/>12</text:a></text:p>
          <text:p text:style-name="P105"><text:a xlink:type="simple" xlink:href="#__RefHeading___Toc2074_2715384916" text:style-name="Index_20_Link" text:visited-style-name="Index_20_Link">Template: Qt Console Application<text:tab/>12</text:a></text:p>
          <text:p text:style-name="P105"><text:a xlink:type="simple" xlink:href="#__RefHeading___Toc2076_2715384916" text:style-name="Index_20_Link" text:visited-style-name="Index_20_Link">Points: Qcore, Qthread, run(), start()<text:tab/>12</text:a></text:p>
          <text:p text:style-name="P94"><text:a xlink:type="simple" xlink:href="#__RefHeading___Toc2078_2715384916" text:style-name="Index_20_Link" text:visited-style-name="Index_20_Link">29. QThread part 2 the Priority<text:tab/>12</text:a></text:p>
          <text:p text:style-name="P105"><text:a xlink:type="simple" xlink:href="#__RefHeading___Toc2080_2715384916" text:style-name="Index_20_Link" text:visited-style-name="Index_20_Link">Template: Qt Console Application<text:tab/>12</text:a></text:p>
          <text:p text:style-name="P105"><text:a xlink:type="simple" xlink:href="#__RefHeading___Toc2082_2715384916" text:style-name="Index_20_Link" text:visited-style-name="Index_20_Link">Points: QThread::HighestPriority<text:tab/>12</text:a></text:p>
          <text:p text:style-name="P94"><text:a xlink:type="simple" xlink:href="#__RefHeading___Toc3071_1008030447" text:style-name="Index_20_Link" text:visited-style-name="Index_20_Link">65. QTcpSocket basics<text:tab/>12</text:a></text:p>
          <text:p text:style-name="P105"><text:a xlink:type="simple" xlink:href="#__RefHeading___Toc3073_1008030447" text:style-name="Index_20_Link" text:visited-style-name="Index_20_Link">Template: Qt console application<text:tab/>12</text:a></text:p>
          <text:p text:style-name="P105"><text:a xlink:type="simple" xlink:href="#__RefHeading___Toc3075_1008030447" text:style-name="Index_20_Link" text:visited-style-name="Index_20_Link">Points: telnet,<text:tab/>12</text:a></text:p>
        </text:index-body>
      </text:table-of-content>
      <text:p text:style-name="P1"/>
      <text:h text:style-name="P83" text:outline-level="1"><text:bookmark-start text:name="__RefHeading___Toc1224_3761534651"/>Basics<text:bookmark-end text:name="__RefHeading___Toc1224_3761534651"/></text:h>
      <text:h text:style-name="Heading_20_2" text:outline-level="2"><text:bookmark-start text:name="__RefHeading___Toc106_1207817120"/><text:span text:style-name="T99">O</text:span>perators<text:bookmark-end text:name="__RefHeading___Toc106_1207817120"/></text:h>
      <text:h text:style-name="Heading_20_3" text:outline-level="3"><text:bookmark-start text:name="__RefHeading___Toc108_1207817120"/>Dot (.)<text:bookmark-end text:name="__RefHeading___Toc108_1207817120"/></text:h>
      <text:h text:style-name="Heading_20_4" text:outline-level="4"><text:bookmark-start text:name="__RefHeading___Toc110_1207817120"/>1. <text:span text:style-name="T2">A</text:span>ccess a member of a class.<text:bookmark-end text:name="__RefHeading___Toc110_1207817120"/></text:h>
      <text:p text:style-name="P2"><text:span text:style-name="T3">E</text:span>xample: </text:p>
      <text:p text:style-name="P2">class button {</text:p>
      <text:p text:style-name="P2"><text:tab/>public:</text:p>
      <text:p text:style-name="P2"><text:tab/><text:tab/>void setHeight(int h);</text:p>
      <text:p text:style-name="P2">};</text:p>
      <text:p text:style-name="P2">button sumBtn;</text:p>
      <text:p text:style-name="P2">sumBtn.setHeight(10);</text:p>
      <text:h text:style-name="Heading_20_3" text:outline-level="3"><text:bookmark-start text:name="__RefHeading___Toc112_1207817120"/>Scope resolution operator <text:span text:style-name="T1">(::)</text:span><text:bookmark-end text:name="__RefHeading___Toc112_1207817120"/></text:h>
      <text:h text:style-name="Heading_20_4" text:outline-level="4"><text:bookmark-start text:name="__RefHeading___Toc114_1207817120"/>1. Access a member of a namespace.<text:bookmark-end text:name="__RefHeading___Toc114_1207817120"/></text:h>
      <text:p text:style-name="P4">Example:</text:p>
      <text:p text:style-name="P4">using namespace std;</text:p>
      <text:p text:style-name="P4">std::cout &lt;&lt; "<text:span text:style-name="T5">Hello world!</text:span> "</text:p>
      <text:h text:style-name="Heading_20_4" text:outline-level="4"><text:bookmark-start text:name="__RefHeading___Toc116_1207817120"/><text:soft-page-break/><text:span text:style-name="T4">2</text:span>. <text:span text:style-name="T2">Define a function outside a class.</text:span><text:bookmark-end text:name="__RefHeading___Toc116_1207817120"/></text:h>
      <text:p text:style-name="P3">Example: </text:p>
      <text:p text:style-name="P1">class Box {</text:p>
      <text:p text:style-name="P1"><text:s text:c="3"/>public:</text:p>
      <text:p text:style-name="P1"><text:s text:c="6"/>// Member function declaration</text:p>
      <text:p text:style-name="P1"><text:s text:c="6"/>double getVolume(void);</text:p>
      <text:p text:style-name="P1">};</text:p>
      <text:p text:style-name="P1"/>
      <text:p text:style-name="P1">// Member function definitions</text:p>
      <text:p text:style-name="P1">double Box::getVolume(void) {</text:p>
      <text:p text:style-name="P1"><text:s text:c="3"/>….</text:p>
      <text:p text:style-name="P1">}</text:p>
      <text:h text:style-name="Heading_20_3" text:outline-level="3"><text:bookmark-start text:name="__RefHeading___Toc3067_1008030447"/>ampersand (&amp;)<text:bookmark-end text:name="__RefHeading___Toc3067_1008030447"/></text:h>
      <text:p text:style-name="P81">Access to the address of variable’s memory location. </text:p>
      <text:h text:style-name="Heading_20_3" text:outline-level="3"><text:bookmark-start text:name="__RefHeading___Toc2419_2808565436"/>Dereference operator (*)<text:bookmark-end text:name="__RefHeading___Toc2419_2808565436"/></text:h>
      <text:p text:style-name="Text_20_body"/>
      <text:h text:style-name="Heading_20_2" text:outline-level="2"><text:bookmark-start text:name="__RefHeading___Toc282_2833804269"/>pointer<text:bookmark-end text:name="__RefHeading___Toc282_2833804269"/></text:h>
      <text:p text:style-name="Text_20_body">“As you know every <text:span text:style-name="T6">variable</text:span> is a <text:span text:style-name="T6">memory location</text:span> and every memory location has its <text:span text:style-name="T6">address</text:span> defined which can be <text:span text:style-name="T6">accessed</text:span> using <text:span text:style-name="T6">ampersand (&amp;)</text:span> operator which denotes an address in memory” <text:bibliography-mark text:identifier="1" text:bibliography-type="www" text:title="Tutorialspoint, C++, Basics" text:url="https://www.tutorialspoint.com/cplusplus/index.htm">[1]</text:bibliography-mark>.</text:p>
      <text:p text:style-name="P1">“A pointer is a variable whose value is the address of another variable” <text:bibliography-mark text:identifier="1" text:bibliography-type="www" text:title="Tutorialspoint, C++, Basics" text:url="https://www.tutorialspoint.com/cplusplus/index.htm">[1]</text:bibliography-mark>.</text:p>
      <text:p text:style-name="P48"><text:span text:style-name="T91">“D</text:span>ynamic memory allocation, cannot be performed without <text:span text:style-name="T91">pointers” </text:span><text:span text:style-name="T91"><text:bibliography-mark text:identifier="1" text:bibliography-type="www" text:title="Tutorialspoint, C++, Basics" text:url="https://www.tutorialspoint.com/cplusplus/index.htm">[1]</text:bibliography-mark></text:span>.</text:p>
      <text:p text:style-name="P47">Example:</text:p>
      <text:p text:style-name="P47">#include &lt;iostream&gt;</text:p>
      <text:p text:style-name="P47">int main() {</text:p>
      <text:p text:style-name="P47"><text:tab/>int *variablePointer; //Pointer </text:p>
      <text:p text:style-name="P47"><text:tab/>int variable = 20;</text:p>
      <text:p text:style-name="P47"><text:tab/>variablePointer = &amp;variable;</text:p>
      <text:p text:style-name="P47"><text:tab/>std::cout &lt;&lt; "variablePointer= " &lt;&lt; variablePointer &lt;&lt; " &amp;variable= "&lt;&lt; &amp;variable &lt;&lt; " *variablePointer= " &lt;&lt; *variablePointer &lt;&lt; std::endl;</text:p>
      <text:p text:style-name="P47"><text:soft-page-break/><text:tab/>return 0;</text:p>
      <text:p text:style-name="P47">}</text:p>
      <text:h text:style-name="P85" text:outline-level="3"><text:bookmark-start text:name="__RefHeading___Toc3069_1008030447"/>Null pointers<text:bookmark-end text:name="__RefHeading___Toc3069_1008030447"/></text:h>
      <text:p text:style-name="P49">“It is always a good practice to assign the pointer NULL to a pointer variable in case you do not have exact address to be assigned” <text:bibliography-mark text:identifier="1" text:bibliography-type="www" text:title="Tutorialspoint, C++, Basics" text:url="https://www.tutorialspoint.com/cplusplus/index.htm">[1]</text:bibliography-mark>.</text:p>
      <text:p text:style-name="P74"><text:span text:style-name="T18">#include</text:span><text:span text:style-name="T17"> </text:span><text:span text:style-name="T19">&lt;iostream&gt;</text:span></text:p>
      <text:p text:style-name="P77"><text:span text:style-name="T93">using</text:span> <text:span text:style-name="T93">namespace</text:span> std<text:span text:style-name="T95">;</text:span></text:p>
      <text:p text:style-name="P77"><text:span text:style-name="T93">int</text:span> main <text:span text:style-name="T95">()</text:span> <text:span text:style-name="T95">{</text:span></text:p>
      <text:p text:style-name="P78"><text:s text:c="3"/><text:span text:style-name="T94">int</text:span><text:span text:style-name="T97"> <text:s/></text:span><text:span text:style-name="T96">*</text:span><text:span text:style-name="T97">ptr </text:span><text:span text:style-name="T96">=</text:span><text:span text:style-name="T97"> NULL</text:span><text:span text:style-name="T96">;</text:span></text:p>
      <text:p text:style-name="P78"><text:s text:c="3"/><text:span text:style-name="T97">cout </text:span><text:span text:style-name="T96">&lt;&lt;</text:span><text:span text:style-name="T97"> </text:span><text:span text:style-name="T92">"The value of ptr is "</text:span><text:span text:style-name="T97"> </text:span><text:span text:style-name="T96">&lt;&lt;</text:span><text:span text:style-name="T97"> ptr </text:span><text:span text:style-name="T96">;</text:span></text:p>
      <text:p text:style-name="P78"><text:s text:c="3"/><text:span text:style-name="T94">return</text:span><text:span text:style-name="T97"> </text:span><text:span text:style-name="T98">0</text:span><text:span text:style-name="T96">;</text:span></text:p>
      <text:p text:style-name="P79">}</text:p>
      <text:h text:style-name="P86" text:outline-level="3"><text:bookmark-start text:name="__RefHeading___Toc2075_2808565436"/>Pointer to pointer<text:bookmark-end text:name="__RefHeading___Toc2075_2808565436"/></text:h>
      <text:p text:style-name="P50">#include &lt;iostream&gt;</text:p>
      <text:p text:style-name="P50">int main() {</text:p>
      <text:p text:style-name="P50"/>
      <text:p text:style-name="P50"><text:tab/>int variable = 20;</text:p>
      <text:p text:style-name="P50"><text:tab/>int *variablePointer; //Pointer</text:p>
      <text:p text:style-name="P50"><text:tab/>int **variablePointerPointer; //Pointer to pointer <text:s/></text:p>
      <text:p text:style-name="P50"><text:tab/>variablePointer = &amp;variable;</text:p>
      <text:p text:style-name="P50"><text:tab/>variablePointerPointer = &amp;variablePointer;</text:p>
      <text:p text:style-name="P50"/>
      <text:p text:style-name="P50"><text:tab/>std::cout &lt;&lt; "variable = " &lt;&lt; variable &lt;&lt; std::endl;</text:p>
      <text:p text:style-name="P50"><text:tab/>std::cout &lt;&lt; "variablePointer = " &lt;&lt; variablePointer <text:s/>&lt;&lt; std::endl;</text:p>
      <text:p text:style-name="P50"><text:s text:c="12"/>std::cout &lt;&lt; "&amp;variable = "&lt;&lt; &amp;variable &lt;&lt; std::endl;</text:p>
      <text:p text:style-name="P50"><text:tab/>std::cout &lt;&lt; "*variablePointer = " &lt;&lt; *variablePointer &lt;&lt; std::endl;</text:p>
      <text:p text:style-name="P50"><text:tab/>std::cout &lt;&lt; "variablePointerPointer = " &lt;&lt; variablePointerPointer &lt;&lt; std::endl;</text:p>
      <text:p text:style-name="P50"><text:soft-page-break/><text:tab/>std::cout &lt;&lt; "*variablePointerPointer = " &lt;&lt; *variablePointerPointer &lt;&lt; std::endl; </text:p>
      <text:p text:style-name="P50"><text:tab/>std::cout &lt;&lt; "**variablePointerPointer = " &lt;&lt; **variablePointerPointer &lt;&lt; std::endl;</text:p>
      <text:p text:style-name="P50"><text:tab/>return 0;</text:p>
      <text:p text:style-name="P50">}</text:p>
      <text:h text:style-name="Heading_20_1" text:outline-level="1"><text:bookmark-start text:name="__RefHeading___Toc1336_3761534651"/>Object-oriented programming <text:span text:style-name="T25">in C++</text:span><text:bookmark-end text:name="__RefHeading___Toc1336_3761534651"/></text:h>
      <text:h text:style-name="Heading_20_2" text:outline-level="2"><text:bookmark-start text:name="__RefHeading___Toc1338_3761534651"/>class<text:bookmark-end text:name="__RefHeading___Toc1338_3761534651"/></text:h>
      <text:p text:style-name="P58"><text:span text:style-name="T7">“The main purpose of C++ programming is to add object orientation to the C programming” </text:span><text:span text:style-name="T7"><text:bibliography-mark text:identifier="2" text:bibliography-type="www" text:title="Tutorialspoint, C++, OOP" text:url="https://www.tutorialspoint.com/cplusplus/cpp_classes_objects.htm">[2]</text:bibliography-mark></text:span><text:span text:style-name="T7">.</text:span></text:p>
      <text:p text:style-name="P58"><text:span text:style-name="T7">“The </text:span><text:span text:style-name="T11">data</text:span><text:span text:style-name="T7"> and </text:span><text:span text:style-name="T11">functions</text:span><text:span text:style-name="T7"> within a class are called </text:span><text:span text:style-name="T11">members</text:span><text:span text:style-name="T7"> of the class” </text:span><text:span text:style-name="T7"><text:bibliography-mark text:identifier="2" text:bibliography-type="www" text:title="Tutorialspoint, C++, OOP" text:url="https://www.tutorialspoint.com/cplusplus/cpp_classes_objects.htm">[2]</text:bibliography-mark></text:span><text:span text:style-name="T7">.</text:span></text:p>
      <text:h text:style-name="Heading_20_3" text:outline-level="3"><text:bookmark-start text:name="__RefHeading___Toc258_2244323000"/>Definition<text:bookmark-end text:name="__RefHeading___Toc258_2244323000"/></text:h>
      <text:p text:style-name="P58"><text:span text:style-name="T7">“A class definition starts with the keyword </text:span><text:span text:style-name="T10">class </text:span><text:span text:style-name="T7">followed by the </text:span><text:span text:style-name="T11">class name</text:span><text:span text:style-name="T7">; and the class body, enclosed by a pair of </text:span><text:span text:style-name="T11">curly braces</text:span><text:span text:style-name="T7">. A class definition must be followed either by a </text:span><text:span text:style-name="T11">semicolon</text:span><text:span text:style-name="T7"> or a list of declarations” </text:span><text:span text:style-name="T7"><text:bibliography-mark text:identifier="2" text:bibliography-type="www" text:title="Tutorialspoint, C++, OOP" text:url="https://www.tutorialspoint.com/cplusplus/cpp_classes_objects.htm">[2]</text:bibliography-mark></text:span><text:span text:style-name="T7">.</text:span></text:p>
      <text:p text:style-name="P52">Note: unlike functions, we <text:span text:style-name="T6">define</text:span> and <text:span text:style-name="T6">declare</text:span> a class at <text:span text:style-name="T6">once</text:span> and <text:span text:style-name="T6">above</text:span> the main function. </text:p>
      <text:h text:style-name="Heading_20_3" text:outline-level="3"><text:bookmark-start text:name="__RefHeading___Toc260_2244323000"/><text:span text:style-name="T20">A</text:span>ccess attributes of the members<text:bookmark-end text:name="__RefHeading___Toc260_2244323000"/></text:h>
      <text:h text:style-name="Heading_20_4" text:outline-level="4"><text:bookmark-start text:name="__RefHeading___Toc262_2244323000"/>public<text:bookmark-end text:name="__RefHeading___Toc262_2244323000"/></text:h>
      <text:p text:style-name="P53">“A public member can be accessed from outside the class anywhere within the scope of the class object” <text:bibliography-mark text:identifier="2" text:bibliography-type="www" text:title="Tutorialspoint, C++, OOP" text:url="https://www.tutorialspoint.com/cplusplus/cpp_classes_objects.htm">[2]</text:bibliography-mark>.</text:p>
      <text:p text:style-name="P53"/>
      <text:p text:style-name="P54">If you want to access an <text:span text:style-name="T6">object</text:span> in different functions <text:span text:style-name="T90">of the implementation file</text:span>, you most declare the object <text:span text:style-name="T6">inside the header file</text:span>. For example:</text:p>
      <text:p text:style-name="P54"/>
      <text:p text:style-name="P55">QtSocket.h :</text:p>
      <text:p text:style-name="P55"/>
      <text:p text:style-name="P57"><text:span text:style-name="T89">public: </text:span><text:span text:style-name="T27">QTcpSocket</text:span><text:span text:style-name="T32"> </text:span><text:span text:style-name="T53">mySocket</text:span>;</text:p>
      <text:p text:style-name="P56"/>
      <text:p text:style-name="P56">QtSocket.cpp :</text:p>
      <text:p text:style-name="P56"/>
      <text:p text:style-name="P73"><text:span text:style-name="T46">void</text:span><text:span text:style-name="T32"> </text:span><text:span text:style-name="T31">QtSocket</text:span>::<text:span text:style-name="T49">connect</text:span>()</text:p>
      <text:p text:style-name="P61">{</text:p>
      <text:p text:style-name="P61"><text:span text:style-name="T32"><text:s text:c="4"/></text:span><text:span text:style-name="T53">mySocket</text:span>.<text:span text:style-name="T51">connectToHost</text:span>(<text:span text:style-name="T39">"127.0.0.1"</text:span>,<text:span text:style-name="T38">3000</text:span>);</text:p>
      <text:p text:style-name="P59">}</text:p>
      <text:p text:style-name="P67"><text:span text:style-name="T46">void</text:span><text:span text:style-name="T32"> </text:span><text:span text:style-name="T29">QtSocket</text:span><text:span text:style-name="T50">::</text:span><text:span text:style-name="T49">close</text:span>()</text:p>
      <text:p text:style-name="P61">{</text:p>
      <text:p text:style-name="P61"><text:span text:style-name="T32"><text:s text:c="4"/></text:span><text:span text:style-name="T53">mySocket</text:span>.<text:span text:style-name="T51">close</text:span>();</text:p>
      <text:p text:style-name="P61">}</text:p>
      <text:p text:style-name="P56"/>
      <text:h text:style-name="Heading_20_4" text:outline-level="4"><text:bookmark-start text:name="__RefHeading___Toc312_2244323000"/>private<text:bookmark-end text:name="__RefHeading___Toc312_2244323000"/></text:h>
      <text:p text:style-name="P53"/>
      <text:h text:style-name="Heading_20_4" text:outline-level="4"><text:bookmark-start text:name="__RefHeading___Toc314_2244323000"/><text:soft-page-break/>protected<text:bookmark-end text:name="__RefHeading___Toc314_2244323000"/></text:h>
      <text:p text:style-name="P53"/>
      <text:h text:style-name="Heading_20_3" text:outline-level="3"><text:bookmark-start text:name="__RefHeading___Toc633_2244323000"/>Objects<text:bookmark-end text:name="__RefHeading___Toc633_2244323000"/></text:h>
      <text:p text:style-name="P53">“A <text:span text:style-name="T6">class</text:span> provides the <text:span text:style-name="T6">blueprints</text:span> for <text:span text:style-name="T6">objects</text:span>, so basically an object is <text:span text:style-name="T6">created from a class</text:span>. We declare objects of a class with exactly the <text:span text:style-name="T6">same</text:span> sort of declaration that we <text:span text:style-name="T6">declare variables</text:span> of basic types” <text:bibliography-mark text:identifier="2" text:bibliography-type="www" text:title="Tutorialspoint, C++, OOP" text:url="https://www.tutorialspoint.com/cplusplus/cpp_classes_objects.htm">[2]</text:bibliography-mark>.</text:p>
      <text:h text:style-name="Heading_20_3" text:outline-level="3"><text:bookmark-start text:name="__RefHeading___Toc635_2244323000"/>Accessing the Data Members<text:bookmark-end text:name="__RefHeading___Toc635_2244323000"/></text:h>
      <text:p text:style-name="P53">“The <text:span text:style-name="T6">public</text:span> data members of objects of a class can be accessed using the direct member access <text:span text:style-name="T6">operator (.)</text:span>” <text:bibliography-mark text:identifier="2" text:bibliography-type="www" text:title="Tutorialspoint, C++, OOP" text:url="https://www.tutorialspoint.com/cplusplus/cpp_classes_objects.htm">[2]</text:bibliography-mark>.</text:p>
      <text:h text:style-name="Heading_20_3" text:outline-level="3"><text:bookmark-start text:name="__RefHeading___Toc637_2244323000"/>Class Member Functions<text:bookmark-end text:name="__RefHeading___Toc637_2244323000"/></text:h>
      <text:p text:style-name="P9">“Member functions can be defined <text:span text:style-name="T6">within</text:span> the class definition or <text:span text:style-name="T6">separately</text:span> using <text:span text:style-name="T6">scope resolution operator, :</text:span> −. Defining a member function <text:span text:style-name="T6">within</text:span> the class definition declares the function <text:span text:style-name="T6">inline</text:span>, even if you <text:span text:style-name="T6">do not use</text:span> the <text:span text:style-name="T6">inline specifier” </text:span><text:span text:style-name="T21"><text:bibliography-mark text:identifier="2" text:bibliography-type="www" text:title="Tutorialspoint, C++, OOP" text:url="https://www.tutorialspoint.com/cplusplus/cpp_classes_objects.htm">[2]</text:bibliography-mark></text:span><text:span text:style-name="T21">.</text:span></text:p>
      <text:p text:style-name="P5">scope resolution operator is (::).</text:p>
      <text:p text:style-name="P53">“Here, only important point is that you would have to use class name just before :: operator” <text:bibliography-mark text:identifier="2" text:bibliography-type="www" text:title="Tutorialspoint, C++, OOP" text:url="https://www.tutorialspoint.com/cplusplus/cpp_classes_objects.htm">[2]</text:bibliography-mark>.</text:p>
      <text:h text:style-name="Heading_20_2" text:outline-level="2"><text:bookmark-start text:name="__RefHeading___Toc1340_3761534651"/>Namespace<text:bookmark-end text:name="__RefHeading___Toc1340_3761534651"/></text:h>
      <text:p text:style-name="P9">“Consider a situation, when we have two persons with the <text:span text:style-name="T6">same name</text:span>, Zara, in the <text:span text:style-name="T6">same class</text:span>” <text:bibliography-mark text:identifier="2" text:bibliography-type="www" text:title="Tutorialspoint, C++, OOP" text:url="https://www.tutorialspoint.com/cplusplus/cpp_classes_objects.htm">[2]</text:bibliography-mark>. </text:p>
      <text:p text:style-name="P6"><text:span text:style-name="T22">“Y</text:span>ou might be writing some code that has a function called xyz() and there is <text:span text:style-name="T6">another library</text:span> available which is also having <text:span text:style-name="T6">same function</text:span> xyz(). Now the compiler has no way of knowing which version of xyz() function you are referring to within your code” <text:bibliography-mark text:identifier="2" text:bibliography-type="www" text:title="Tutorialspoint, C++, OOP" text:url="https://www.tutorialspoint.com/cplusplus/cpp_classes_objects.htm">[2]</text:bibliography-mark>.</text:p>
      <text:p text:style-name="P6">“A namespace is designed to overcome this difficulty and is used as <text:span text:style-name="T6">additional information to differentiate similar functions, classes, variables etc</text:span>. with the same name available in different libraries. Using namespace, you can define the context in which names are defined. In essence, a namespace defines a scope” <text:bibliography-mark text:identifier="2" text:bibliography-type="www" text:title="Tutorialspoint, C++, OOP" text:url="https://www.tutorialspoint.com/cplusplus/cpp_classes_objects.htm">[2]</text:bibliography-mark>.</text:p>
      <text:h text:style-name="Heading_20_3" text:outline-level="3"><text:bookmark-start text:name="__RefHeading___Toc1342_3761534651"/>Defining a Namespace<text:bookmark-end text:name="__RefHeading___Toc1342_3761534651"/></text:h>
      <text:p text:style-name="P9">namespace namespace_name {</text:p>
      <text:p text:style-name="P9"><text:s text:c="3"/>// code declarations</text:p>
      <text:p text:style-name="P9">}</text:p>
      <text:p text:style-name="P9">“To call the namespace-enabled version of either function or variable, prepend (::) the namespace name as follows” <text:bibliography-mark text:identifier="2" text:bibliography-type="www" text:title="Tutorialspoint, C++, OOP" text:url="https://www.tutorialspoint.com/cplusplus/cpp_classes_objects.htm">[2]</text:bibliography-mark><text:s/>−</text:p>
      <text:p text:style-name="P9">name::code; <text:s/>// code could be variable or functio<text:span text:style-name="T23">n.</text:span></text:p>
      <text:h text:style-name="Heading_20_2" text:outline-level="2"><text:bookmark-start text:name="__RefHeading___Toc1344_3761534651"/><text:soft-page-break/>Headers<text:bookmark-end text:name="__RefHeading___Toc1344_3761534651"/></text:h>
      <text:h text:style-name="Heading_20_3" text:outline-level="3"><text:bookmark-start text:name="__RefHeading___Toc1346_3761534651"/>Why we need header files.<text:bookmark-end text:name="__RefHeading___Toc1346_3761534651"/></text:h>
      <text:p text:style-name="P7"><text:span text:style-name="T7">“ </text:span><text:span text:style-name="T8">1. </text:span><text:span text:style-name="T7">It speeds up </text:span><text:span text:style-name="T11">compile time</text:span><text:span text:style-name="T7">. </text:span><text:span text:style-name="T9">2. It keeps your code more </text:span><text:span text:style-name="T12">organized</text:span><text:span text:style-name="T9">. 3. It allows you to </text:span><text:span text:style-name="T12">separate interface</text:span><text:span text:style-name="T9"> </text:span><text:span text:style-name="T12">from implementation</text:span><text:span text:style-name="T9">” </text:span><text:span text:style-name="T9"><text:bibliography-mark text:identifier="3" text:bibliography-type="www" text:title="Cplusplus, Headers" text:url="http://www.cplusplus.com/forum/articles/10627/">[3]</text:bibliography-mark></text:span><text:span text:style-name="T9">.</text:span></text:p>
      <text:h text:style-name="Heading_20_3" text:outline-level="3"><text:bookmark-start text:name="__RefHeading___Toc1348_3761534651"/>#include<text:bookmark-end text:name="__RefHeading___Toc1348_3761534651"/></text:h>
      <text:p text:style-name="P53">“The #include statement is basically like a <text:span text:style-name="T6">copy/paste</text:span> operation. The compiler will "replace" the #include line with the actual contents of the file you're including when it compiles the file” <text:bibliography-mark text:identifier="3" text:bibliography-type="www" text:title="Cplusplus, Headers" text:url="http://www.cplusplus.com/forum/articles/10627/">[3]</text:bibliography-mark>.</text:p>
      <text:h text:style-name="Heading_20_3" text:outline-level="3"><text:bookmark-start text:name="__RefHeading___Toc1350_3761534651"/>Difference between using #include&lt;filename&gt; and #include&lt;filename.h&gt; in C++<text:bookmark-end text:name="__RefHeading___Toc1350_3761534651"/></text:h>
      <text:p text:style-name="P9">“C++ only include-files not found in the C standard never used filename.h . Since the very first C++ Standard came out (1998) they have used filename for their own headers.</text:p>
      <text:p text:style-name="P9"/>
      <text:p text:style-name="P9">Files inherited by the C Standard became cfilename instead of filename.h. The C files inherited used like filename.h are deprecated, but still part of the C++ standard.</text:p>
      <text:p text:style-name="P9"/>
      <text:p text:style-name="P9">The difference is that names not defined as macros in C are found within namespace std:: in cfilename in C++, while names in filename.h are within the global namespace scope. So you will find ::size_t in stddef.h, and std::size_t in cstddef. Both are Standard C++, but use of ::size_t is deprecated (See Annex D of the C++ Standard).</text:p>
      <text:p text:style-name="P9"/>
      <text:p text:style-name="P9">Now those were the difference.</text:p>
      <text:p text:style-name="P9"/>
      <text:p text:style-name="P8">Why would you use `filename.h` ?</text:p>
      <text:p text:style-name="P9">Compatibility with C compilers</text:p>
      <text:p text:style-name="P9">Compatibility with very old C++ compilers</text:p>
      <text:p text:style-name="P8">Why should you use `cfilename` ?</text:p>
      <text:p text:style-name="P9">Names are within namespace std:: . No name-clashes anymore.</text:p>
      <text:p text:style-name="P9">New C++ features (e.g. overloaded math functions for float, long)</text:p>
      <text:p text:style-name="P9">C Compatibility Headers (filename.h) could disappear in future” <text:bibliography-mark text:identifier="4" text:bibliography-type="www" text:title="Stackoverflow" text:url="https://stackoverflow.com/questions/301586/difference-between-using-includefilename-and-includefilename-h-in-c">[4]</text:bibliography-mark>.</text:p>
      <text:h text:style-name="Heading_20_3" text:outline-level="3"><text:bookmark-start text:name="__RefHeading___Toc1352_3761534651"/>What is the difference between .h/.cpp/.hpp/.cc/etc **<text:bookmark-end text:name="__RefHeading___Toc1352_3761534651"/></text:h>
      <text:p text:style-name="P9">“- Header files should use a .h__ extension (.h / .hpp / .hxx). Which of those you use doesn't matter.</text:p>
      <text:p text:style-name="P9"><text:soft-page-break/>- C++ Source files should use a .c__ extention (.cpp / .cxx / .cc). Which of those you use doesn't matter.</text:p>
      <text:p text:style-name="P9">- C Source files should use .c (.c only).</text:p>
      <text:p text:style-name="P9"><text:span text:style-name="T6">header</text:span> files are <text:span text:style-name="T6">#included</text:span> and <text:span text:style-name="T24">not compiled</text:span>, whereas <text:span text:style-name="T6">source</text:span> files are <text:span text:style-name="T6">compiled</text:span> and <text:span text:style-name="T24">not #included</text:span>” <text:bibliography-mark text:identifier="3" text:bibliography-type="www" text:title="Cplusplus, Headers" text:url="http://www.cplusplus.com/forum/articles/10627/">[3]</text:bibliography-mark>.</text:p>
      <text:h text:style-name="Heading_20_3" text:outline-level="3"><text:bookmark-start text:name="__RefHeading___Toc1354_3761534651"/>Include guards<text:bookmark-end text:name="__RefHeading___Toc1354_3761534651"/></text:h>
      <text:p text:style-name="P69"><text:span text:style-name="Citation"><text:span text:style-name="T14">//x.h</text:span></text:span></text:p>
      <text:p text:style-name="P76">s</text:p>
      <text:p text:style-name="P75"><text:span text:style-name="Definition"><text:span text:style-name="T15">#ifndef __X_H_INCLUDED__ <text:s text:c="2"/></text:span></text:span><text:span text:style-name="Citation"><text:span text:style-name="T14">// if x.h hasn't been included yet...</text:span></text:span></text:p>
      <text:p text:style-name="P75"><text:span text:style-name="Definition"><text:span text:style-name="T15">#define __X_H_INCLUDED__ <text:s text:c="2"/></text:span></text:span><text:span text:style-name="Citation"><text:span text:style-name="T14">// <text:s text:c="2"/>#define this so the compiler knows it has been included</text:span></text:span></text:p>
      <text:p text:style-name="P75"/>
      <text:p text:style-name="P75"><text:span text:style-name="Variable"><text:span text:style-name="T16">class</text:span></text:span><text:span text:style-name="Source_20_Text"><text:span text:style-name="T13"> X { };</text:span></text:span></text:p>
      <text:p text:style-name="P75"/>
      <text:p text:style-name="P75"><text:span text:style-name="Definition"><text:span text:style-name="T15">#endif </text:span></text:span></text:p>
      <text:p text:style-name="P9"/>
      <text:p text:style-name="P9">“This works by skipping over the entire header if it was already included” <text:bibliography-mark text:identifier="3" text:bibliography-type="www" text:title="Cplusplus, Headers" text:url="http://www.cplusplus.com/forum/articles/10627/">[3]</text:bibliography-mark>. </text:p>
      <text:h text:style-name="P82" text:outline-level="2"><text:bookmark-start text:name="__RefHeading___Toc2077_2808565436"/>C++ libraries<text:bookmark-end text:name="__RefHeading___Toc2077_2808565436"/></text:h>
      <text:h text:style-name="Heading_20_3" text:outline-level="3"><text:bookmark-start text:name="__RefHeading___Toc2079_2808565436"/>&lt;iterator&gt;<text:bookmark-end text:name="__RefHeading___Toc2079_2808565436"/></text:h>
      <text:p text:style-name="Text_20_body">An iterator is any object that, pointing to some element in a range of elements (such as an array or a container), has the ability to iterate through the elements of that range using a set of operators (with at least the increment (++) and dereference (*) operators).</text:p>
      <text:p text:style-name="Text_20_body"><text:span text:style-name="T6">The most obvious form of iterator</text:span> is <text:span text:style-name="T6">a pointer:</text:span> A pointer can point to elements in an array, and can iterate through them using the increment operator (++). But other kinds of iterators are possible. For example, each container type (such as a list) has a specific iterator type designed to iterate through its elements.</text:p>
      <text:h text:style-name="P84" text:outline-level="1"><text:bookmark-start text:name="__RefHeading___Toc3175_3761534651"/>Qt<text:bookmark-end text:name="__RefHeading___Toc3175_3761534651"/></text:h>
      <text:h text:style-name="Heading_20_2" text:outline-level="2"><text:bookmark-start text:name="__RefHeading___Toc3177_3761534651"/><text:span text:style-name="T63">F</text:span>iles<text:bookmark-end text:name="__RefHeading___Toc3177_3761534651"/></text:h>
      <text:h text:style-name="Heading_20_3" text:outline-level="3"><text:bookmark-start text:name="__RefHeading___Toc784_2568011031"/>Mainwindow.h<text:bookmark-end text:name="__RefHeading___Toc784_2568011031"/></text:h>
      <text:p text:style-name="P10">Code:</text:p>
      <text:p text:style-name="P70">#<text:span text:style-name="T38">ifndef</text:span><text:span text:style-name="T32"> </text:span><text:span text:style-name="T38">MAINWINDOW_H</text:span></text:p>
      <text:p text:style-name="P60">#<text:span text:style-name="T38">define</text:span><text:span text:style-name="T32"> </text:span><text:span text:style-name="T38">MAINWINDOW_H</text:span></text:p>
      <text:p text:style-name="P60">#<text:span text:style-name="T38">include</text:span><text:span text:style-name="T32"> </text:span>&lt;<text:span text:style-name="T39">QmainWindow</text:span>&gt; <text:span text:style-name="T43">//</text:span><text:span text:style-name="T44">Is </text:span><text:span text:style-name="T45">included</text:span><text:span text:style-name="T44"> to define MainWindow class.</text:span></text:p>
      <text:p text:style-name="P65"><text:span text:style-name="T39">//</text:span><text:span text:style-name="T32"> </text:span><text:span text:style-name="T39">Note:</text:span><text:span text:style-name="T32"> </text:span><text:span text:style-name="T39">U</text:span><text:span text:style-name="T32"> </text:span><text:span text:style-name="T39">is</text:span><text:span text:style-name="T32"> </text:span><text:span text:style-name="T39">campital.</text:span></text:p>
      <text:p text:style-name="P65"><text:span text:style-name="T46">namespace</text:span><text:span text:style-name="T32"> </text:span><text:span text:style-name="T28">Ui</text:span><text:span text:style-name="T32"> </text:span>{</text:p>
      <text:p text:style-name="P65"><text:span text:style-name="T46"><text:tab/>class</text:span><text:span text:style-name="T32"> </text:span><text:span text:style-name="T28">MainWindow</text:span>;</text:p>
      <text:p text:style-name="P60">}</text:p>
      <text:p text:style-name="P65"><text:soft-page-break/><text:span text:style-name="T39">//</text:span><text:span text:style-name="T32"> </text:span><text:span text:style-name="T39">MainWindow</text:span><text:span text:style-name="T32"> </text:span><text:span text:style-name="T39">is</text:span><text:span text:style-name="T32"> </text:span><text:span text:style-name="T39">a</text:span><text:span text:style-name="T32"> </text:span><text:span text:style-name="T39">d</text:span><text:span text:style-name="T40">e</text:span><text:span text:style-name="T39">rived</text:span><text:span text:style-name="T32"> </text:span><text:span text:style-name="T39">class</text:span><text:span text:style-name="T32"> </text:span><text:span text:style-name="T39">from</text:span><text:span text:style-name="T32"> </text:span><text:span text:style-name="T39">QMainWindow</text:span></text:p>
      <text:p text:style-name="P65"><text:span text:style-name="T46">class</text:span><text:span text:style-name="T32"> </text:span><text:span text:style-name="T28">MainWindow</text:span><text:span text:style-name="T32"> </text:span>:<text:span text:style-name="T32"> </text:span><text:span text:style-name="T46">public</text:span><text:span text:style-name="T32"> </text:span><text:span text:style-name="T27">QMainWindow</text:span></text:p>
      <text:p text:style-name="P65">{</text:p>
      <text:p text:style-name="P60"><text:span text:style-name="T32"><text:s text:c="4"/></text:span><text:span text:style-name="T38">Q_OBJECT</text:span></text:p>
      <text:p text:style-name="P65"><text:span text:style-name="T46">public</text:span>:</text:p>
      <text:p text:style-name="P65"><text:span text:style-name="T32"><text:s text:c="4"/></text:span><text:span text:style-name="T46">explicit</text:span><text:span text:style-name="T32"> </text:span><text:span text:style-name="T48">MainWindow</text:span>(<text:span text:style-name="T27">QWidget</text:span><text:span text:style-name="T32"> </text:span>*<text:span text:style-name="T35">parent</text:span><text:span text:style-name="T32"> </text:span>=<text:span text:style-name="T32"> </text:span><text:span text:style-name="T46">nullptr</text:span>);</text:p>
      <text:p text:style-name="P60"><text:span text:style-name="T32"><text:s text:c="4"/></text:span>~<text:span text:style-name="T52">MainWindow</text:span>();</text:p>
      <text:p text:style-name="P65"><text:span text:style-name="T46">private</text:span><text:span text:style-name="T32"> </text:span><text:span text:style-name="T38">slots</text:span>:</text:p>
      <text:p text:style-name="P60"><text:span text:style-name="T32"><text:s text:c="4"/></text:span><text:span text:style-name="T46">void</text:span><text:span text:style-name="T32"> </text:span><text:span text:style-name="T48">on_helloBtn_clicked</text:span>();</text:p>
      <text:p text:style-name="P65"><text:span text:style-name="T39">//</text:span><text:span text:style-name="T32"> </text:span><text:span text:style-name="T39">Note:</text:span><text:span text:style-name="T32"> </text:span><text:span text:style-name="T39">u</text:span><text:span text:style-name="T32"> </text:span><text:span text:style-name="T39">in</text:span><text:span text:style-name="T32"> </text:span><text:span text:style-name="T39">the</text:span><text:span text:style-name="T32"> </text:span><text:span text:style-name="T39">pointer</text:span><text:span text:style-name="T32"> </text:span><text:span text:style-name="T39">is</text:span><text:span text:style-name="T32"> </text:span><text:span text:style-name="T39">lower</text:span><text:span text:style-name="T32"> </text:span><text:span text:style-name="T39">case.</text:span></text:p>
      <text:p text:style-name="P65"><text:span text:style-name="T39">//</text:span><text:span text:style-name="T32"> </text:span><text:span text:style-name="T39">ui</text:span><text:span text:style-name="T32"> </text:span><text:span text:style-name="T39">is</text:span><text:span text:style-name="T32"> </text:span><text:span text:style-name="T39">an</text:span><text:span text:style-name="T32"> </text:span><text:span text:style-name="T39">objec</text:span><text:span text:style-name="T32"> </text:span><text:span text:style-name="T39">of</text:span><text:span text:style-name="T32"> </text:span><text:span text:style-name="T39">MainWindow</text:span><text:span text:style-name="T32"> </text:span><text:span text:style-name="T39">class</text:span><text:span text:style-name="T32"> </text:span><text:span text:style-name="T39">which</text:span><text:span text:style-name="T32"> </text:span><text:span text:style-name="T39">is</text:span><text:span text:style-name="T32"> </text:span><text:span text:style-name="T39">from</text:span><text:span text:style-name="T32"> </text:span><text:span text:style-name="T39">Ui</text:span><text:span text:style-name="T32"> </text:span><text:span text:style-name="T39">namespace.</text:span></text:p>
      <text:p text:style-name="P65"><text:span text:style-name="T39">//</text:span><text:span text:style-name="T32"> </text:span><text:span text:style-name="T39">Because</text:span><text:span text:style-name="T32"> </text:span><text:span text:style-name="T39">the</text:span><text:span text:style-name="T32"> </text:span><text:span text:style-name="T39">ui</text:span><text:span text:style-name="T32"> </text:span><text:span text:style-name="T39">is</text:span><text:span text:style-name="T32"> </text:span><text:span text:style-name="T39">a</text:span><text:span text:style-name="T32"> </text:span><text:span text:style-name="T39">pointer</text:span><text:span text:style-name="T32"> </text:span><text:span text:style-name="T39">object,</text:span><text:span text:style-name="T32"> </text:span><text:span text:style-name="T39">we</text:span><text:span text:style-name="T32"> </text:span><text:span text:style-name="T39">can</text:span><text:span text:style-name="T32"> </text:span><text:span text:style-name="T39">access</text:span><text:span text:style-name="T32"> </text:span><text:span text:style-name="T39">its</text:span><text:span text:style-name="T32"> </text:span><text:span text:style-name="T39">members</text:span><text:span text:style-name="T32"> </text:span><text:span text:style-name="T39">via</text:span><text:span text:style-name="T32"> </text:span><text:span text:style-name="T39">(-&gt;)</text:span><text:span text:style-name="T32"> </text:span><text:span text:style-name="T39">operator.</text:span></text:p>
      <text:p text:style-name="P65"><text:span text:style-name="T46">private</text:span>:</text:p>
      <text:p text:style-name="P65"><text:span text:style-name="T32"><text:s text:c="4"/></text:span><text:span text:style-name="T27">Ui</text:span>::<text:span text:style-name="T27">MainWindow</text:span><text:span text:style-name="T32"> </text:span>*<text:span text:style-name="T53">ui</text:span>;</text:p>
      <text:p text:style-name="P60">};</text:p>
      <text:p text:style-name="P65">#<text:span text:style-name="T38">endif</text:span><text:span text:style-name="T32"> </text:span><text:span text:style-name="T39">//</text:span><text:span text:style-name="T32"> </text:span><text:span text:style-name="T39">MAINWINDOW_H</text:span></text:p>
      <text:p text:style-name="P10"/>
      <text:p text:style-name="P11">Explanation:</text:p>
      <text:p text:style-name="P12">The library QmainWindow is included to define MainWindow class.</text:p>
      <text:p text:style-name="P13">A Ui (U is capital) namespace is declared. The namespace has one class called <text:span text:style-name="T54">MainWindow.</text:span></text:p>
      <text:p text:style-name="P14">The class MainWindow is defined based on a library called QmainWindow. </text:p>
      <text:p text:style-name="P15">.</text:p>
      <text:p text:style-name="P15">.</text:p>
      <text:p text:style-name="P16">The ui (with lower case u) is an object of MainWindow class. The type of this object is pointer and therefore, to access <text:span text:style-name="T55">the</text:span> members we should use (- &gt;) operator. <text:s text:c="3"/></text:p>
      <text:h text:style-name="Heading_20_3" text:outline-level="3"><text:bookmark-start text:name="__RefHeading___Toc3179_3761534651"/>Main.cpp<text:bookmark-end text:name="__RefHeading___Toc3179_3761534651"/></text:h>
      <text:p text:style-name="P71">#<text:span text:style-name="T38">include</text:span><text:span text:style-name="T32"> </text:span><text:span text:style-name="T39">"mainwindow.h"</text:span></text:p>
      <text:p text:style-name="P60">#<text:span text:style-name="T38">include</text:span><text:span text:style-name="T32"> </text:span>&lt;<text:span text:style-name="T39">QApplication</text:span>&gt;</text:p>
      <text:p text:style-name="P65"><text:span text:style-name="T46">int</text:span><text:span text:style-name="T32"> </text:span><text:span text:style-name="T48">main</text:span>(<text:span text:style-name="T46">int</text:span><text:span text:style-name="T32"> </text:span><text:span text:style-name="T35">argc</text:span>,<text:span text:style-name="T32"> </text:span><text:span text:style-name="T46">char</text:span><text:span text:style-name="T32"> </text:span>*<text:span text:style-name="T35">argv</text:span>[])</text:p>
      <text:p text:style-name="P65">{</text:p>
      <text:p text:style-name="P65"/>
      <text:p text:style-name="P65"><text:span text:style-name="T32"><text:tab/></text:span><text:span text:style-name="T27">QApplication</text:span><text:span text:style-name="T32"> </text:span><text:span text:style-name="T35">a</text:span>(<text:span text:style-name="T36">argc</text:span>,<text:span text:style-name="T32"> </text:span><text:span text:style-name="T35">argv</text:span>);<text:span text:style-name="T32"> </text:span></text:p>
      <text:p text:style-name="P63"/>
      <text:p text:style-name="P63"/>
      <text:p text:style-name="P65"><text:span text:style-name="T39">// “QApplication(int &amp; argc, char ** argv) </text:span><text:span text:style-name="T41">is a public function of Qapplication class” </text:span><text:span text:style-name="T41"><text:bibliography-mark text:identifier="5" text:bibliography-type="www" text:title="doc.qt.io" text:url="https://doc.qt.io/archives/qt-4.8/qapplication.html">[5]</text:bibliography-mark></text:span><text:span text:style-name="T41">.</text:span></text:p>
      <text:p text:style-name="P62"/>
      <text:p text:style-name="P65"><text:span text:style-name="T41">// </text:span><text:span text:style-name="T33"><text:s/></text:span><text:span text:style-name="T41">It</text:span><text:span text:style-name="T33"> “</text:span><text:span text:style-name="T41">initializes</text:span><text:span text:style-name="T33"> </text:span><text:span text:style-name="T41">the</text:span><text:span text:style-name="T33"> </text:span><text:span text:style-name="T41">window</text:span><text:span text:style-name="T33"> </text:span><text:span text:style-name="T41">system</text:span><text:span text:style-name="T33"> </text:span><text:span text:style-name="T41">and</text:span><text:span text:style-name="T33"> </text:span><text:span text:style-name="T42">constructs</text:span><text:span text:style-name="T34"> </text:span><text:span text:style-name="T42">an</text:span><text:span text:style-name="T34"> </text:span><text:span text:style-name="T42">application</text:span><text:span text:style-name="T34"> </text:span><text:span text:style-name="T42">object</text:span><text:span text:style-name="T33"> </text:span><text:span text:style-name="T41">with</text:span><text:span text:style-name="T33"> </text:span><text:span text:style-name="T41">argc</text:span><text:span text:style-name="T33"> </text:span><text:span text:style-name="T41">command</text:span><text:span text:style-name="T33"> </text:span><text:span text:style-name="T41">line</text:span><text:span text:style-name="T33"> </text:span><text:span text:style-name="T41">arguments</text:span><text:span text:style-name="T33"> </text:span><text:span text:style-name="T41">in</text:span><text:span text:style-name="T33"> </text:span><text:span text:style-name="T41">argv” </text:span><text:span text:style-name="T41"><text:bibliography-mark text:identifier="5" text:bibliography-type="www" text:title="doc.qt.io" text:url="https://doc.qt.io/archives/qt-4.8/qapplication.html">[5]</text:bibliography-mark></text:span><text:span text:style-name="T41">.</text:span></text:p>
      <text:p text:style-name="P62"/>
      <text:p text:style-name="P64"/>
      <text:p text:style-name="P64"/>
      <text:p text:style-name="P64"/>
      <text:p text:style-name="P65"><text:soft-page-break/><text:span text:style-name="T39"><text:tab/></text:span><text:span text:style-name="T27">MainWindow</text:span><text:span text:style-name="T32"> </text:span><text:span text:style-name="T35">w</text:span>;<text:span text:style-name="T32"> <text:s/></text:span></text:p>
      <text:p text:style-name="P64"/>
      <text:p text:style-name="P65"><text:span text:style-name="T39"><text:tab/>//w</text:span><text:span text:style-name="T32"> </text:span><text:span text:style-name="T39">is</text:span><text:span text:style-name="T32"> </text:span><text:span text:style-name="T39">an</text:span><text:span text:style-name="T32"> </text:span><text:span text:style-name="T39">object</text:span><text:span text:style-name="T32"> </text:span><text:span text:style-name="T39">of</text:span><text:span text:style-name="T32"> </text:span><text:span text:style-name="T39">MainWindow</text:span><text:span text:style-name="T32"> </text:span><text:span text:style-name="T39">class.</text:span><text:span text:style-name="T32"> </text:span><text:span text:style-name="T39">MainWindow</text:span><text:span text:style-name="T32"> </text:span><text:span text:style-name="T39">is</text:span><text:span text:style-name="T32"> </text:span><text:span text:style-name="T39">a</text:span><text:span text:style-name="T32"> </text:span><text:span text:style-name="T39">class</text:span><text:span text:style-name="T32"> </text:span><text:span text:style-name="T39">decelared</text:span><text:span text:style-name="T32"> </text:span><text:span text:style-name="T39">in</text:span><text:span text:style-name="T32"> </text:span><text:span text:style-name="T39">mainwindow.h.</text:span><text:span text:style-name="T32"> <text:s text:c="2"/></text:span></text:p>
      <text:p text:style-name="P64"><text:tab/></text:p>
      <text:p text:style-name="P64"/>
      <text:p text:style-name="P65"><text:span text:style-name="T32"><text:tab/></text:span><text:span text:style-name="T35">w</text:span>.<text:span text:style-name="T47">show</text:span>();</text:p>
      <text:p text:style-name="P65"/>
      <text:p text:style-name="P65"/>
      <text:p text:style-name="P65"><text:span text:style-name="T46"><text:tab/>return</text:span><text:span text:style-name="T32"> </text:span><text:span text:style-name="T35">a</text:span>.<text:span text:style-name="T47">exec</text:span>();</text:p>
      <text:p text:style-name="P65">}</text:p>
      <text:p text:style-name="P24"/>
      <text:h text:style-name="Heading_20_2" text:outline-level="2"><text:bookmark-start text:name="__RefHeading___Toc786_2568011031"/>Learning steps<text:bookmark-end text:name="__RefHeading___Toc786_2568011031"/></text:h>
      <text:h text:style-name="Heading_20_3" text:outline-level="3"><text:bookmark-start text:name="__RefHeading___Toc788_2568011031"/>1. Hello world<text:bookmark-end text:name="__RefHeading___Toc788_2568011031"/></text:h>
      <text:h text:style-name="Heading_20_4" text:outline-level="4"><text:bookmark-start text:name="__RefHeading___Toc790_2568011031"/>Template: Qt console <text:span text:style-name="T56">application</text:span><text:bookmark-end text:name="__RefHeading___Toc790_2568011031"/></text:h>
      <text:h text:style-name="Heading_20_4" text:outline-level="4"><text:bookmark-start text:name="__RefHeading___Toc792_2568011031"/>Points: a instance, &lt;Qdebug&gt;, .<text:span text:style-name="T57">pro &amp; core parts (Qstring, ...)</text:span><text:bookmark-end text:name="__RefHeading___Toc792_2568011031"/></text:h>
      <text:p text:style-name="P24"><text:span text:style-name="T58">1. </text:span><text:span text:style-name="T27">QCoreApplication</text:span><text:span text:style-name="T32"> </text:span><text:span text:style-name="T35">a</text:span>(<text:span text:style-name="T36">argc</text:span>,<text:span text:style-name="T32"> </text:span><text:span text:style-name="T35">argv</text:span>);</text:p>
      <text:p text:style-name="P17">a is an instance of QcoreApplication.</text:p>
      <text:p text:style-name="P15">“In C++ "object" and "instance" are used nearly interchangably” <text:bibliography-mark text:identifier="6" text:bibliography-type="www" text:title="stackoverflow" text:url="https://stackoverflow.com/questions/22206044/difference-between-object-and-instance-c">[6]</text:bibliography-mark>.</text:p>
      <text:p text:style-name="P18">2. &lt;Qdebug&gt;</text:p>
      <text:p text:style-name="P19">3. .pro file which is profile.</text:p>
      <text:p text:style-name="P19">With Qt we add/remove <text:span text:style-name="T59">portions</text:span> like gui, …</text:p>
      <text:p text:style-name="P19"><text:span text:style-name="T60">Target is name of our project.</text:span> </text:p>
      <text:p text:style-name="P20">Config specify the t<text:span text:style-name="T61">ype</text:span> of project like console application, … </text:p>
      <text:p text:style-name="P21">Template specify the template like application.</text:p>
      <text:p text:style-name="P22">Sources tell us the included f<text:span text:style-name="T62">iles.</text:span></text:p>
      <text:p text:style-name="P23">4. Core framework has different parts that we can directly use like Qstring.</text:p>
      <text:h text:style-name="Heading_20_3" text:outline-level="3"><text:bookmark-start text:name="__RefHeading___Toc3181_3761534651"/>2. GUI<text:bookmark-end text:name="__RefHeading___Toc3181_3761534651"/></text:h>
      <text:h text:style-name="Heading_20_4" text:outline-level="4"><text:bookmark-start text:name="__RefHeading___Toc1553_203289397"/>Template: Qt widget application<text:bookmark-end text:name="__RefHeading___Toc1553_203289397"/></text:h>
      <text:h text:style-name="Heading_20_4" text:outline-level="4"><text:bookmark-start text:name="__RefHeading___Toc1555_203289397"/><text:span text:style-name="T64">Points: MainWindow w </text:span><text:span text:style-name="T65">(Form), Q_OBJECT Macro, No code! &amp; signal and slots.</text:span><text:bookmark-end text:name="__RefHeading___Toc1555_203289397"/></text:h>
      <text:p text:style-name="P24"><text:span text:style-name="T26">1. in main.c, </text:span><text:span text:style-name="T27">MainWindow</text:span><text:span text:style-name="T32"> </text:span><text:span text:style-name="T35">w</text:span>; <text:span text:style-name="T26">generate the main window (which is a form) from the mainwindow class.</text:span></text:p>
      <text:p text:style-name="P25">2. Everything in Qt is an object.</text:p>
      <text:p text:style-name="P26">3. If you add a button you do not need to code at all. Indeed it works like a magic.</text:p>
      <text:p text:style-name="P26"><text:soft-page-break/>4. Signal and slots must have similar number of arguments.</text:p>
      <text:h text:style-name="P87" text:outline-level="3"><text:bookmark-start text:name="__RefHeading___Toc2747_203289397"/>3. progress<text:bookmark-end text:name="__RefHeading___Toc2747_203289397"/></text:h>
      <text:h text:style-name="P95" text:outline-level="4"><text:bookmark-start text:name="__RefHeading___Toc2749_203289397"/>Template: Qt widget application<text:bookmark-end text:name="__RefHeading___Toc2749_203289397"/></text:h>
      <text:h text:style-name="P96" text:outline-level="4"><text:bookmark-start text:name="__RefHeading___Toc2751_203289397"/>Points: <text:span text:style-name="T67">remove (toolbar, ...), progressBar, layout, connect <text:s/>&amp; disconnect (macros)</text:span><text:bookmark-end text:name="__RefHeading___Toc2751_203289397"/></text:h>
      <text:p text:style-name="P27">1. <text:span text:style-name="T66">You can remove toolbar , menu bar and status bar.</text:span></text:p>
      <text:p text:style-name="P30">3. progress bar.</text:p>
      <text:p text:style-name="P28">2. Layout.</text:p>
      <text:p text:style-name="P29">3. connect <text:span text:style-name="T68">and disconnect</text:span> macro<text:span text:style-name="T68">s</text:span>.</text:p>
      <text:h text:style-name="P88" text:outline-level="3"><text:bookmark-start text:name="__RefHeading___Toc3900_203289397"/>4. Display windows<text:bookmark-end text:name="__RefHeading___Toc3900_203289397"/></text:h>
      <text:h text:style-name="P97" text:outline-level="4"><text:bookmark-start text:name="__RefHeading___Toc3902_203289397"/>Template: Qt widget application<text:bookmark-end text:name="__RefHeading___Toc3902_203289397"/></text:h>
      <text:h text:style-name="P98" text:outline-level="4"><text:bookmark-start text:name="__RefHeading___Toc3904_203289397"/>Points: <text:span text:style-name="T70">setCentralWidget(), menu button, new window, trigger <text:s/></text:span><text:bookmark-end text:name="__RefHeading___Toc3904_203289397"/></text:h>
      <text:p text:style-name="P33"><text:span text:style-name="T73">1. In mainwindow.cpp, use </text:span><text:span text:style-name="T47">setCentralWidget(ui→plainTextEdit)</text:span> <text:span text:style-name="T71">to set the main widget of your application.</text:span></text:p>
      <text:p text:style-name="P32"><text:span text:style-name="T73">2</text:span>. <text:span text:style-name="T69">Menu: you can add menu options (like file, …) in the “Type here” part on menu.</text:span></text:p>
      <text:p text:style-name="P34"><text:span text:style-name="T73">3</text:span>. To make a new window:</text:p>
      <text:p text:style-name="P34"><text:tab/>right click on forms → add new → <text:span text:style-name="T72">Qt designer form class → dialog without buttons …</text:span></text:p>
      <text:p text:style-name="P35">5. Trigger for menu buttons and windows:</text:p>
      <text:p text:style-name="P36"><text:tab/><text:span text:style-name="T74">click on the button, bellow it you can see type here, click and type the name of the window that <text:tab/>you want to open by clinking the button. <text:s/></text:span></text:p>
      <text:p text:style-name="P37"><text:tab/>Now the new window name is appeared in the bottom window of Qt. Right click on it and click <text:tab/>on go to slot. Then select triggered and press ok. </text:p>
      <text:p text:style-name="P37"><text:tab/>After this step automatically you will be in the mainwindow.cpp. In the mainwindo.cpp add the <text:tab/>header name that you used to make the new window (which is a form). </text:p>
      <text:p text:style-name="P37"><text:tab/>Finally add the following lines to the slot:</text:p>
      <text:p text:style-name="P72"><text:span text:style-name="T32"><text:s text:c="6"/></text:span><text:span text:style-name="T30">newClassName</text:span><text:span text:style-name="T32"> </text:span><text:span text:style-name="T37">yourFormObject</text:span>;</text:p>
      <text:p text:style-name="P66"><text:span text:style-name="T32"><text:s text:c="6"/></text:span><text:span text:style-name="T37">yourFormObject</text:span>.<text:span text:style-name="T47">setModal</text:span>(<text:span text:style-name="T46">true</text:span>);</text:p>
      <text:p text:style-name="P66"><text:span text:style-name="T32"><text:s text:c="6"/></text:span><text:span text:style-name="T37">yourFormObject</text:span>.<text:span text:style-name="T51">exec</text:span>();</text:p>
      <text:p text:style-name="P35"/>
      <text:p text:style-name="P35"><text:tab/><text:span text:style-name="T75">Note in the above way we used model method. For model less there is another way that uses <text:tab/>pointers.</text:span></text:p>
      <text:p text:style-name="P35"><text:tab/></text:p>
      <text:p text:style-name="P31"><text:soft-page-break/></text:p>
      <text:h text:style-name="P89" text:outline-level="3"><text:bookmark-start text:name="__RefHeading___Toc2072_2715384916"/>28. QThread Part 1<text:bookmark-end text:name="__RefHeading___Toc2072_2715384916"/></text:h>
      <text:h text:style-name="P99" text:outline-level="4"><text:bookmark-start text:name="__RefHeading___Toc2074_2715384916"/>Template: Qt Console Application <text:bookmark-end text:name="__RefHeading___Toc2074_2715384916"/></text:h>
      <text:h text:style-name="P102" text:outline-level="4"><text:bookmark-start text:name="__RefHeading___Toc2076_2715384916"/>Points: <text:span text:style-name="T77">Qcore, Qthread, run(), start()</text:span><text:bookmark-end text:name="__RefHeading___Toc2076_2715384916"/></text:h>
      <text:p text:style-name="P38">1. <text:s/><text:span text:style-name="T76">Our thread class should be derived from Qthread which is part of QCore header.</text:span></text:p>
      <text:p text:style-name="P39">2. Qthread has function called run(). We should over define it.</text:p>
      <text:p text:style-name="P39">3. We should use start function in main.cpp instead of run().</text:p>
      <text:h text:style-name="P90" text:outline-level="3"><text:bookmark-start text:name="__RefHeading___Toc2078_2715384916"/>29. QThread part 2 the Priority<text:bookmark-end text:name="__RefHeading___Toc2078_2715384916"/></text:h>
      <text:h text:style-name="P100" text:outline-level="4"><text:bookmark-start text:name="__RefHeading___Toc2080_2715384916"/>Template: Qt Console Application<text:bookmark-end text:name="__RefHeading___Toc2080_2715384916"/></text:h>
      <text:h text:style-name="P103" text:outline-level="4"><text:bookmark-start text:name="__RefHeading___Toc2082_2715384916"/>Points: QThread::HighestPriority<text:bookmark-end text:name="__RefHeading___Toc2082_2715384916"/></text:h>
      <text:p text:style-name="P40">You can set the priority of the threads.</text:p>
      <text:h text:style-name="P91" text:outline-level="3"><text:bookmark-start text:name="__RefHeading___Toc3071_1008030447"/>65. QTcpSocket basics<text:bookmark-end text:name="__RefHeading___Toc3071_1008030447"/></text:h>
      <text:h text:style-name="P101" text:outline-level="4"><text:bookmark-start text:name="__RefHeading___Toc3073_1008030447"/>Template: <text:span text:style-name="T78">Qt console application</text:span><text:bookmark-end text:name="__RefHeading___Toc3073_1008030447"/></text:h>
      <text:h text:style-name="P104" text:outline-level="4"><text:bookmark-start text:name="__RefHeading___Toc3075_1008030447"/>Points: <text:span text:style-name="T78">telnet, </text:span><text:bookmark-end text:name="__RefHeading___Toc3075_1008030447"/></text:h>
      <text:p text:style-name="P41">1. telnet</text:p>
      <text:p text:style-name="P41">2. <text:span text:style-name="T79">A</text:span>dd QT <text:s/>+= network to the .pro file.</text:p>
      <text:p text:style-name="P42">3. Add a new class <text:span text:style-name="T80">that base class is Qobject.</text:span></text:p>
      <text:p text:style-name="P46">4. In the header file of the class, include &lt;QtcpSocket&gt; and &lt;Qdebog&gt;</text:p>
      <text:p text:style-name="P43">5. in the header declare a function called connect().</text:p>
      <text:p text:style-name="P43">7. in the main.cpp <text:span text:style-name="T81">do the following steps:</text:span></text:p>
      <text:p text:style-name="P43"><text:tab/><text:span text:style-name="T82">include the socket class.</text:span></text:p>
      <text:p text:style-name="P43"><text:tab/><text:span text:style-name="T83">Create and object of the class for example: socketTest mySocket</text:span></text:p>
      <text:p text:style-name="P43"><text:tab/><text:span text:style-name="T83">use the connect function like: mySocket.connect()</text:span></text:p>
      <text:p text:style-name="P45">8. In the header file create a socket object:</text:p>
      <text:p text:style-name="P45"><text:tab/><text:span text:style-name="T84">QtcpSocket *socket;</text:span> </text:p>
      <text:p text:style-name="P44"><text:span text:style-name="T85">9.</text:span> Implement the connect function in the class implementation file (testSocket.cpp).</text:p>
      <text:p text:style-name="P44"><text:tab/><text:span text:style-name="T86">Void socketTest::connect() {</text:span></text:p>
      <text:p text:style-name="P44"><text:tab/><text:tab/><text:span text:style-name="T87">socket = new QTcpSocket(this);</text:span></text:p>
      <text:p text:style-name="P44"><text:soft-page-break/><text:tab/><text:tab/><text:span text:style-name="T88">socket - &gt; connectToHost(“example.com”,80)</text:span></text:p>
      <text:p text:style-name="P44"/>
      <text:p text:style-name="P44"/>
      <text:p text:style-name="P44"/>
      <text:p text:style-name="P44"><text:tab/><text:span text:style-name="T86">}</text:span></text:p>
      <text:p text:style-name="P43"><text:tab/></text:p>
      <text:p text:style-name="P31"/>
      <text:bibliography text:style-name="Sect1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Bibliography</text:p>
          </text:index-title>
          <text:p text:style-name="P68">1: , Tutorialspoint, C++, Basics, , https://www.tutorialspoint.com/cplusplus/index.htm</text:p>
          <text:p text:style-name="P68">2: , Tutorialspoint, C++, OOP, , https://www.tutorialspoint.com/cplusplus/cpp_classes_objects.htm</text:p>
          <text:p text:style-name="P68">3: , Cplusplus, Headers, , http://www.cplusplus.com/forum/articles/10627/</text:p>
          <text:p text:style-name="P68">4: , Stackoverflow, , https://stackoverflow.com/questions/301586/difference-between-using-includefilename-and-includefilename-h-in-c</text:p>
          <text:p text:style-name="P68">5: , doc.qt.io, , https://doc.qt.io/archives/qt-4.8/qapplication.html</text:p>
          <text:p text:style-name="P68">6: , stackoverflow, , https://stackoverflow.com/questions/22206044/difference-between-object-and-instance-c</text:p>
        </text:index-body>
      </text:bibliography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arial" svg:font-family="arial, sans-serif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07:47:39.566713623</meta:creation-date>
    <meta:generator>LibreOffice/6.0.7.3$Linux_X86_64 LibreOffice_project/00m0$Build-3</meta:generator>
    <dc:date>2020-03-14T13:17:34.795548219</dc:date>
    <meta:editing-duration>P1DT10H15M56S</meta:editing-duration>
    <meta:editing-cycles>205</meta:editing-cycles>
    <meta:document-statistic meta:table-count="0" meta:image-count="0" meta:object-count="0" meta:page-count="13" meta:paragraph-count="336" meta:word-count="2339" meta:character-count="14766" meta:non-whitespace-character-count="12577"/>
  </office:meta>
</office:document-meta>
</file>